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zowska" table:style-name="ta1">
        <table:shapes>
          <draw:frame draw:z-index="0" draw:style-name="gr1" draw:text-style-name="P1" svg:width="6.2988in" svg:height="3.5429in" svg:x="0.0748in" svg:y="4.6303in">
            <draw:object draw:notify-on-update-of-ranges="Lazowska.B13:Lazowska.B22 Lazowska.C13:Lazowska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7083in" svg:y="4.6614in">
            <draw:object draw:notify-on-update-of-ranges="Lazowska.B13:Lazowska.B22 Lazowska.L13:Lazowska.L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6724in" svg:y="8.7504in">
            <draw:object draw:notify-on-update-of-ranges="Lazowska.B13:Lazowska.B18 Lazowska.L13:Lazowska.L18 Lazowska.B19:Lazowska.B22 Lazowska.L19:Lazowska.L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nding max_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read avg lat</text:p>
          </table:table-cell>
          <table:table-cell table:style-name="ce2" office:value-type="string" calcext:value-type="string">
            <text:p>num read ops</text:p>
          </table:table-cell>
          <table:table-cell table:style-name="ce7" office:value-type="string" calcext:value-type="string">
            <text:p>update avg lat</text:p>
          </table:table-cell>
          <table:table-cell table:style-name="ce7" office:value-type="string" calcext:value-type="string">
            <text:p>num update ops</text:p>
          </table:table-cell>
          <table:table-cell table:style-name="ce8" office:value-type="string" calcext:value-type="string">
            <text:p>cleanup avg lat</text:p>
          </table:table-cell>
          <table:table-cell table:style-name="ce8" office:value-type="string" calcext:value-type="string">
            <text:p>num cleanup ops</text:p>
          </table:table-cell>
          <table:table-cell/>
          <table:table-cell office:value-type="string" calcext:value-type="string">
            <text:p>R [us]</text:p>
          </table:table-cell>
          <table:table-cell/>
          <table:table-cell table:style-name="Default" office:value-type="string" calcext:value-type="string">
            <text:p>Nsys=X*R</text:p>
          </table:table-cell>
          <table:table-cell office:value-type="string" calcext:value-type="string">
            <text:p>Z=N/X-R [us]</text:p>
          </table:table-cell>
          <table:table-cell office:value-type="string" calcext:value-type="string">
            <text:p>Nthink = N – Nsy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4324.95505692789" calcext:value-type="float">
            <text:p>4,324.96</text:p>
          </table:table-cell>
          <table:table-cell table:style-name="ce1"/>
          <table:table-cell table:style-name="ce1" office:value-type="float" office:value="3655.79780593325" calcext:value-type="float">
            <text:p>3,655.80</text:p>
          </table:table-cell>
          <table:table-cell office:value-type="float" office:value="64720" calcext:value-type="float">
            <text:p>64720</text:p>
          </table:table-cell>
          <table:table-cell table:style-name="ce1" office:value-type="float" office:value="3712.5348120197" calcext:value-type="float">
            <text:p>3,712.53</text:p>
          </table:table-cell>
          <table:table-cell office:value-type="float" office:value="65193" calcext:value-type="float">
            <text:p>65193</text:p>
          </table:table-cell>
          <table:table-cell office:value-type="float" office:value="151.0625" calcext:value-type="float">
            <text:p>151.06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2]*[.E2]+[.H2]*[.G2]+[.J2]*[.I2])/([.F2]+[.H2]+[.J2])" office:value-type="float" office:value="3683.83450192028" calcext:value-type="float">
            <text:p>3683.83450192028</text:p>
          </table:table-cell>
          <table:table-cell/>
          <table:table-cell table:style-name="ce2" table:formula="of:=[.L2]/1000000*[.C2]" office:value-type="float" office:value="15.9324186579656" calcext:value-type="float">
            <text:p>15.9324186579656</text:p>
          </table:table-cell>
          <table:table-cell table:formula="of:=([.B2]/[.C2]-[.L2]/1000000) * 1000000" office:value-type="float" office:value="15.6259061989991" calcext:value-type="float">
            <text:p>15.6259061989991</text:p>
          </table:table-cell>
          <table:table-cell table:formula="of:=[.B2]-[.N2]" office:value-type="float" office:value="0.0675813420343996" calcext:value-type="float">
            <text:p>0.0675813420344</text:p>
          </table:table-cell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idate Response time by choosing target X</text:p>
          </table:table-cell>
          <table:table-cell office:value-type="float" office:value="16" calcext:value-type="float">
            <text:p>16</text:p>
          </table:table-cell>
          <table:table-cell office:value-type="float" office:value="99.2943047410794" calcext:value-type="float">
            <text:p>99.2943047410794</text:p>
          </table:table-cell>
          <table:table-cell/>
          <table:table-cell office:value-type="float" office:value="862.945615227736" calcext:value-type="float">
            <text:p>862.945615227736</text:p>
          </table:table-cell>
          <table:table-cell office:value-type="float" office:value="1471" calcext:value-type="float">
            <text:p>1471</text:p>
          </table:table-cell>
          <table:table-cell office:value-type="float" office:value="931.588466579292" calcext:value-type="float">
            <text:p>931.588466579292</text:p>
          </table:table-cell>
          <table:table-cell office:value-type="float" office:value="1526" calcext:value-type="float">
            <text:p>1526</text:p>
          </table:table-cell>
          <table:table-cell office:value-type="float" office:value="151.25" calcext:value-type="float">
            <text:p>151.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4]*[.E4]+[.H4]*[.G4]+[.J4]*[.I4])/([.F4]+[.H4]+[.J4])" office:value-type="float" office:value="893.931961500166" calcext:value-type="float">
            <text:p>893.931961500166</text:p>
          </table:table-cell>
          <table:table-cell/>
          <table:table-cell table:style-name="ce3" table:formula="of:=[.L4]/1000000*[.C4]" office:value-type="float" office:value="0.0887623526029883" calcext:value-type="float">
            <text:p>0.088762352602988</text:p>
          </table:table-cell>
          <table:table-cell table:formula="of:=([.B4]/[.C4]-[.L4]/1000000) * 1000000" office:value-type="float" office:value="160243.205175637" calcext:value-type="float">
            <text:p>160243.205175637</text:p>
          </table:table-cell>
          <table:table-cell table:style-name="ce2" table:formula="of:=[.B4]-[.N4]" office:value-type="float" office:value="15.911237647397" calcext:value-type="float">
            <text:p>15.91123764739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8.956706648503" calcext:value-type="float">
            <text:p>198.956706648503</text:p>
          </table:table-cell>
          <table:table-cell/>
          <table:table-cell office:value-type="float" office:value="751.180666666667" calcext:value-type="float">
            <text:p>751.180666666667</text:p>
          </table:table-cell>
          <table:table-cell office:value-type="float" office:value="3000" calcext:value-type="float">
            <text:p>3000</text:p>
          </table:table-cell>
          <table:table-cell office:value-type="float" office:value="874.205823293173" calcext:value-type="float">
            <text:p>874.205823293173</text:p>
          </table:table-cell>
          <table:table-cell office:value-type="float" office:value="2988" calcext:value-type="float">
            <text:p>2988</text:p>
          </table:table-cell>
          <table:table-cell office:value-type="float" office:value="330.8125" calcext:value-type="float">
            <text:p>330.81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4]*[.E5]+[.H5]*[.G5]+[.J5]*[.I5])/([.F4]+[.H5]+[.J5])" office:value-type="float" office:value="831.822739813781" calcext:value-type="float">
            <text:p>831.822739813781</text:p>
          </table:table-cell>
          <table:table-cell/>
          <table:table-cell table:style-name="ce3" table:formula="of:=[.L5]/1000000*[.C5]" office:value-type="float" office:value="0.165496712828684" calcext:value-type="float">
            <text:p>0.165496712828684</text:p>
          </table:table-cell>
          <table:table-cell table:formula="of:=([.B5]/[.C5]-[.L5]/1000000) * 1000000" office:value-type="float" office:value="79587.682938209" calcext:value-type="float">
            <text:p>79587.682938209</text:p>
          </table:table-cell>
          <table:table-cell table:style-name="ce2" table:formula="of:=[.B5]-[.N5]" office:value-type="float" office:value="15.8345032871713" calcext:value-type="float">
            <text:p>15.834503287171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8.915935089119" calcext:value-type="float">
            <text:p>298.915935089119</text:p>
          </table:table-cell>
          <table:table-cell/>
          <table:table-cell office:value-type="float" office:value="706.68423403305" calcext:value-type="float">
            <text:p>706.68423403305</text:p>
          </table:table-cell>
          <table:table-cell office:value-type="float" office:value="4478" calcext:value-type="float">
            <text:p>4478</text:p>
          </table:table-cell>
          <table:table-cell office:value-type="float" office:value="784.480602970517" calcext:value-type="float">
            <text:p>784.480602970517</text:p>
          </table:table-cell>
          <table:table-cell office:value-type="float" office:value="4511" calcext:value-type="float">
            <text:p>4511</text:p>
          </table:table-cell>
          <table:table-cell office:value-type="float" office:value="143.625" calcext:value-type="float">
            <text:p>143.6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5]*[.E6]+[.H6]*[.G6]+[.J6]*[.I6])/([.F5]+[.H6]+[.J6])" office:value-type="float" office:value="752.111425813625" calcext:value-type="float">
            <text:p>752.111425813625</text:p>
          </table:table-cell>
          <table:table-cell/>
          <table:table-cell table:style-name="ce3" table:formula="of:=[.L6]/1000000*[.C6]" office:value-type="float" office:value="0.22481809013829" calcext:value-type="float">
            <text:p>0.22481809013829</text:p>
          </table:table-cell>
          <table:table-cell table:formula="of:=([.B6]/[.C6]-[.L6]/1000000) * 1000000" office:value-type="float" office:value="52774.6434968697" calcext:value-type="float">
            <text:p>52774.6434968697</text:p>
          </table:table-cell>
          <table:table-cell table:style-name="ce2" table:formula="of:=[.B6]-[.N6]" office:value-type="float" office:value="15.7751819098617" calcext:value-type="float">
            <text:p>15.77518190986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98.320194258723" calcext:value-type="float">
            <text:p>498.320194258723</text:p>
          </table:table-cell>
          <table:table-cell/>
          <table:table-cell office:value-type="float" office:value="774.085985104942" calcext:value-type="float">
            <text:p>774.085985104942</text:p>
          </table:table-cell>
          <table:table-cell office:value-type="float" office:value="7385" calcext:value-type="float">
            <text:p>7385</text:p>
          </table:table-cell>
          <table:table-cell office:value-type="float" office:value="755.051737756714" calcext:value-type="float">
            <text:p>755.051737756714</text:p>
          </table:table-cell>
          <table:table-cell office:value-type="float" office:value="7596" calcext:value-type="float">
            <text:p>7596</text:p>
          </table:table-cell>
          <table:table-cell office:value-type="float" office:value="178.9375" calcext:value-type="float">
            <text:p>178.93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6]*[.E7]+[.H7]*[.G7]+[.J7]*[.I7])/([.F6]+[.H7]+[.J7])" office:value-type="float" office:value="761.339374797347" calcext:value-type="float">
            <text:p>761.339374797347</text:p>
          </table:table-cell>
          <table:table-cell/>
          <table:table-cell table:style-name="ce3" table:formula="of:=[.L7]/1000000*[.C7]" office:value-type="float" office:value="0.379390785145829" calcext:value-type="float">
            <text:p>0.379390785145829</text:p>
          </table:table-cell>
          <table:table-cell table:formula="of:=([.B7]/[.C7]-[.L7]/1000000) * 1000000" office:value-type="float" office:value="31346.5305938296" calcext:value-type="float">
            <text:p>31346.5305938296</text:p>
          </table:table-cell>
          <table:table-cell table:style-name="ce2" table:formula="of:=[.B7]-[.N7]" office:value-type="float" office:value="15.6206092148542" calcext:value-type="float">
            <text:p>15.620609214854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96.770972037284" calcext:value-type="float">
            <text:p>996.770972037284</text:p>
          </table:table-cell>
          <table:table-cell/>
          <table:table-cell office:value-type="float" office:value="695.482240986463" calcext:value-type="float">
            <text:p>695.482240986463</text:p>
          </table:table-cell>
          <table:table-cell office:value-type="float" office:value="14922" calcext:value-type="float">
            <text:p>14922</text:p>
          </table:table-cell>
          <table:table-cell office:value-type="float" office:value="737.041541841422" calcext:value-type="float">
            <text:p>737.041541841422</text:p>
          </table:table-cell>
          <table:table-cell office:value-type="float" office:value="15021" calcext:value-type="float">
            <text:p>15021</text:p>
          </table:table-cell>
          <table:table-cell office:value-type="float" office:value="286.8125" calcext:value-type="float">
            <text:p>286.81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7]*[.E8]+[.H8]*[.G8]+[.J8]*[.I8])/([.F7]+[.H8]+[.J8])" office:value-type="float" office:value="723.032126914862" calcext:value-type="float">
            <text:p>723.032126914862</text:p>
          </table:table-cell>
          <table:table-cell/>
          <table:table-cell table:style-name="ce3" table:formula="of:=[.L8]/1000000*[.C8]" office:value-type="float" office:value="0.720697435959112" calcext:value-type="float">
            <text:p>0.720697435959112</text:p>
          </table:table-cell>
          <table:table-cell table:formula="of:=([.B8]/[.C8]-[.L8]/1000000) * 1000000" office:value-type="float" office:value="15328.7996868646" calcext:value-type="float">
            <text:p>15328.7996868646</text:p>
          </table:table-cell>
          <table:table-cell table:style-name="ce2" table:formula="of:=[.B8]-[.N8]" office:value-type="float" office:value="15.2793025640409" calcext:value-type="float">
            <text:p>15.279302564040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94.27220353658" calcext:value-type="float">
            <text:p>1994.27220353658</text:p>
          </table:table-cell>
          <table:table-cell/>
          <table:table-cell office:value-type="float" office:value="1177.70509087258" calcext:value-type="float">
            <text:p>1177.70509087258</text:p>
          </table:table-cell>
          <table:table-cell office:value-type="float" office:value="29877" calcext:value-type="float">
            <text:p>29877</text:p>
          </table:table-cell>
          <table:table-cell office:value-type="float" office:value="1227.82045386384" calcext:value-type="float">
            <text:p>1227.82045386384</text:p>
          </table:table-cell>
          <table:table-cell office:value-type="float" office:value="30009" calcext:value-type="float">
            <text:p>30009</text:p>
          </table:table-cell>
          <table:table-cell office:value-type="float" office:value="182.625" calcext:value-type="float">
            <text:p>182.6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8]*[.E9]+[.H9]*[.G9]+[.J9]*[.I9])/([.F8]+[.H9]+[.J9])" office:value-type="float" office:value="1210.81054054777" calcext:value-type="float">
            <text:p>1210.81054054777</text:p>
          </table:table-cell>
          <table:table-cell/>
          <table:table-cell table:style-name="ce3" table:formula="of:=[.L9]/1000000*[.C9]" office:value-type="float" office:value="2.41468580476352" calcext:value-type="float">
            <text:p>2.41468580476352</text:p>
          </table:table-cell>
          <table:table-cell table:formula="of:=([.B9]/[.C9]-[.L9]/1000000) * 1000000" office:value-type="float" office:value="6812.16644906584" calcext:value-type="float">
            <text:p>6812.16644906584</text:p>
          </table:table-cell>
          <table:table-cell table:style-name="ce2" table:formula="of:=[.B9]-[.N9]" office:value-type="float" office:value="13.5853141952365" calcext:value-type="float">
            <text:p>13.585314195236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92.67277268943" calcext:value-type="float">
            <text:p>2992.67277268943</text:p>
          </table:table-cell>
          <table:table-cell/>
          <table:table-cell office:value-type="float" office:value="1498.28801633632" calcext:value-type="float">
            <text:p>1498.28801633632</text:p>
          </table:table-cell>
          <table:table-cell office:value-type="float" office:value="45053" calcext:value-type="float">
            <text:p>45053</text:p>
          </table:table-cell>
          <table:table-cell office:value-type="float" office:value="1568.30130351324" calcext:value-type="float">
            <text:p>1568.30130351324</text:p>
          </table:table-cell>
          <table:table-cell office:value-type="float" office:value="44802" calcext:value-type="float">
            <text:p>44802</text:p>
          </table:table-cell>
          <table:table-cell office:value-type="float" office:value="139.3125" calcext:value-type="float">
            <text:p>139.31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9]*[.E10]+[.H10]*[.G10]+[.J10]*[.I10])/([.F9]+[.H10]+[.J10])" office:value-type="float" office:value="1539.99083023068" calcext:value-type="float">
            <text:p>1539.99083023068</text:p>
          </table:table-cell>
          <table:table-cell/>
          <table:table-cell table:style-name="ce3" table:formula="of:=[.L10]/1000000*[.C10]" office:value-type="float" office:value="4.60868862782274" calcext:value-type="float">
            <text:p>4.60868862782274</text:p>
          </table:table-cell>
          <table:table-cell table:formula="of:=([.B10]/[.C10]-[.L10]/1000000) * 1000000" office:value-type="float" office:value="3806.40057814948" calcext:value-type="float">
            <text:p>3806.40057814948</text:p>
          </table:table-cell>
          <table:table-cell table:style-name="ce2" table:formula="of:=[.B10]-[.N10]" office:value-type="float" office:value="11.3913113721773" calcext:value-type="float">
            <text:p>11.391311372177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579.68505509871" calcext:value-type="float">
            <text:p>4579.68505509871</text:p>
          </table:table-cell>
          <table:table-cell/>
          <table:table-cell office:value-type="float" office:value="2663.06837817108" calcext:value-type="float">
            <text:p>2663.06837817108</text:p>
          </table:table-cell>
          <table:table-cell office:value-type="float" office:value="69101" calcext:value-type="float">
            <text:p>69101</text:p>
          </table:table-cell>
          <table:table-cell office:value-type="float" office:value="2743.30200557998" calcext:value-type="float">
            <text:p>2743.30200557998</text:p>
          </table:table-cell>
          <table:table-cell office:value-type="float" office:value="68459" calcext:value-type="float">
            <text:p>68459</text:p>
          </table:table-cell>
          <table:table-cell office:value-type="float" office:value="174.25" calcext:value-type="float">
            <text:p>174.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F10]*[.E11]+[.H11]*[.G11]+[.J11]*[.I11])/([.F10]+[.H11]+[.J11])" office:value-type="float" office:value="2711.09963746161" calcext:value-type="float">
            <text:p>2711.09963746161</text:p>
          </table:table-cell>
          <table:table-cell/>
          <table:table-cell table:style-name="ce3" table:formula="of:=[.L11]/1000000*[.C11]" office:value-type="float" office:value="12.4159824925665" calcext:value-type="float">
            <text:p>12.4159824925665</text:p>
          </table:table-cell>
          <table:table-cell table:formula="of:=([.B11]/[.C11]-[.L11]/1000000) * 1000000" office:value-type="float" office:value="782.590388708791" calcext:value-type="float">
            <text:p>782.590388708791</text:p>
          </table:table-cell>
          <table:table-cell table:style-name="ce2" table:formula="of:=[.B11]-[.N11]" office:value-type="float" office:value="3.58401750743354" calcext:value-type="float">
            <text:p>3.58401750743354</text:p>
          </table:table-cell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hange the number of users and find max X</text:p>
          </table:table-cell>
          <table:table-cell office:value-type="float" office:value="1" calcext:value-type="float">
            <text:p>1</text:p>
          </table:table-cell>
          <table:table-cell office:value-type="float" office:value="1917.38290359118" calcext:value-type="float">
            <text:p>1917.38290359118</text:p>
          </table:table-cell>
          <table:table-cell/>
          <table:table-cell office:value-type="float" office:value="485.124753571058" calcext:value-type="float">
            <text:p>485.124753571058</text:p>
          </table:table-cell>
          <table:table-cell office:value-type="float" office:value="28913" calcext:value-type="float">
            <text:p>28913</text:p>
          </table:table-cell>
          <table:table-cell office:value-type="float" office:value="548.096288796565" calcext:value-type="float">
            <text:p>548.096288796565</text:p>
          </table:table-cell>
          <table:table-cell office:value-type="float" office:value="28643" calcext:value-type="float">
            <text:p>28643</text:p>
          </table:table-cell>
          <table:table-cell office:value-type="float" office:value="4178" calcext:value-type="float">
            <text:p>4178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F13]*[.E13]+[.H13]*[.G13]+[.J13]*[.I13])/([.F13]+[.H13]+[.J13])" office:value-type="float" office:value="516.526434664767" calcext:value-type="float">
            <text:p>516.526434664767</text:p>
          </table:table-cell>
          <table:table-cell/>
          <table:table-cell table:formula="of:=[.L13]/1000000*[.C13]" office:value-type="float" office:value="0.990378955079131" calcext:value-type="float">
            <text:p>0.990378955079131</text:p>
          </table:table-cell>
          <table:table-cell table:formula="of:=([.B13]/[.C13]-[.L13]/1000000) * 1000000" office:value-type="float" office:value="5.0178005148835" calcext:value-type="float">
            <text:p>5.0178005148835</text:p>
          </table:table-cell>
          <table:table-cell table:formula="of:=[.B13]-[.N13]" office:value-type="float" office:value="0.00962104492086857" calcext:value-type="float">
            <text:p>0.0096210449208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903.28169248709" calcext:value-type="float">
            <text:p>3903.28169248709</text:p>
          </table:table-cell>
          <table:table-cell/>
          <table:table-cell office:value-type="float" office:value="482.937564076276" calcext:value-type="float">
            <text:p>482.937564076276</text:p>
          </table:table-cell>
          <table:table-cell office:value-type="float" office:value="58524" calcext:value-type="float">
            <text:p>58524</text:p>
          </table:table-cell>
          <table:table-cell office:value-type="float" office:value="532.546995719134" calcext:value-type="float">
            <text:p>532.546995719134</text:p>
          </table:table-cell>
          <table:table-cell office:value-type="float" office:value="58633" calcext:value-type="float">
            <text:p>58633</text:p>
          </table:table-cell>
          <table:table-cell office:value-type="float" office:value="2654.5" calcext:value-type="float">
            <text:p>2654.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F13]*[.E14]+[.H14]*[.G14]+[.J14]*[.I14])/([.F13]+[.H14]+[.J14])" office:value-type="float" office:value="516.211801413366" calcext:value-type="float">
            <text:p>516.211801413366</text:p>
          </table:table-cell>
          <table:table-cell/>
          <table:table-cell table:formula="of:=[.L14]/1000000*[.C14]" office:value-type="float" office:value="2.01492007390257" calcext:value-type="float">
            <text:p>2.01492007390257</text:p>
          </table:table-cell>
          <table:table-cell table:formula="of:=([.B14]/[.C14]-[.L14]/1000000) * 1000000" office:value-type="float" office:value="-3.8224435431575" calcext:value-type="float">
            <text:p>-3.8224435431575</text:p>
          </table:table-cell>
          <table:table-cell table:formula="of:=[.B14]-[.N14]" office:value-type="float" office:value="-0.0149200739025721" calcext:value-type="float">
            <text:p>-0.0149200739025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164.10205169198" calcext:value-type="float">
            <text:p>4164.10205169198</text:p>
          </table:table-cell>
          <table:table-cell/>
          <table:table-cell office:value-type="float" office:value="687.683003395477" calcext:value-type="float">
            <text:p>687.683003395477</text:p>
          </table:table-cell>
          <table:table-cell office:value-type="float" office:value="62436" calcext:value-type="float">
            <text:p>62436</text:p>
          </table:table-cell>
          <table:table-cell office:value-type="float" office:value="741.178871011552" calcext:value-type="float">
            <text:p>741.178871011552</text:p>
          </table:table-cell>
          <table:table-cell office:value-type="float" office:value="62587" calcext:value-type="float">
            <text:p>62587</text:p>
          </table:table-cell>
          <table:table-cell office:value-type="float" office:value="3185.33333333333" calcext:value-type="float">
            <text:p>3185.33333333333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F14]*[.E15]+[.H15]*[.G15]+[.J15]*[.I15])/([.F14]+[.H15]+[.J15])" office:value-type="float" office:value="715.389452009816" calcext:value-type="float">
            <text:p>715.389452009816</text:p>
          </table:table-cell>
          <table:table-cell/>
          <table:table-cell table:formula="of:=[.L15]/1000000*[.C15]" office:value-type="float" office:value="2.97895468487288" calcext:value-type="float">
            <text:p>2.97895468487288</text:p>
          </table:table-cell>
          <table:table-cell table:formula="of:=([.B15]/[.C15]-[.L15]/1000000) * 1000000" office:value-type="float" office:value="5.05398639751671" calcext:value-type="float">
            <text:p>5.05398639751671</text:p>
          </table:table-cell>
          <table:table-cell table:formula="of:=[.B15]-[.N15]" office:value-type="float" office:value="0.0210453151271226" calcext:value-type="float">
            <text:p>0.0210453151271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9.45380670086" calcext:value-type="float">
            <text:p>5899.45380670086</text:p>
          </table:table-cell>
          <table:table-cell/>
          <table:table-cell office:value-type="float" office:value="648.27452697771" calcext:value-type="float">
            <text:p>648.27452697771</text:p>
          </table:table-cell>
          <table:table-cell office:value-type="float" office:value="89055" calcext:value-type="float">
            <text:p>89055</text:p>
          </table:table-cell>
          <table:table-cell office:value-type="float" office:value="696.872016984174" calcext:value-type="float">
            <text:p>696.872016984174</text:p>
          </table:table-cell>
          <table:table-cell office:value-type="float" office:value="88082" calcext:value-type="float">
            <text:p>88082</text:p>
          </table:table-cell>
          <table:table-cell office:value-type="float" office:value="2968.25" calcext:value-type="float">
            <text:p>2968.25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F15]*[.E16]+[.H16]*[.G16]+[.J16]*[.I16])/([.F15]+[.H16]+[.J16])" office:value-type="float" office:value="676.774307851213" calcext:value-type="float">
            <text:p>676.774307851213</text:p>
          </table:table-cell>
          <table:table-cell/>
          <table:table-cell table:formula="of:=[.L16]/1000000*[.C16]" office:value-type="float" office:value="3.99259876673018" calcext:value-type="float">
            <text:p>3.99259876673018</text:p>
          </table:table-cell>
          <table:table-cell table:formula="of:=([.B16]/[.C16]-[.L16]/1000000) * 1000000" office:value-type="float" office:value="1.25456245820817" calcext:value-type="float">
            <text:p>1.25456245820817</text:p>
          </table:table-cell>
          <table:table-cell table:formula="of:=[.B16]-[.N16]" office:value-type="float" office:value="0.00740123326982012" calcext:value-type="float">
            <text:p>0.0074012332698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606.60870723827" calcext:value-type="float">
            <text:p>4606.60870723827</text:p>
          </table:table-cell>
          <table:table-cell/>
          <table:table-cell office:value-type="float" office:value="1046.00083741211" calcext:value-type="float">
            <text:p>1046.00083741211</text:p>
          </table:table-cell>
          <table:table-cell office:value-type="float" office:value="69261" calcext:value-type="float">
            <text:p>69261</text:p>
          </table:table-cell>
          <table:table-cell office:value-type="float" office:value="1111.48968624156" calcext:value-type="float">
            <text:p>1111.48968624156</text:p>
          </table:table-cell>
          <table:table-cell office:value-type="float" office:value="69034" calcext:value-type="float">
            <text:p>69034</text:p>
          </table:table-cell>
          <table:table-cell office:value-type="float" office:value="1114" calcext:value-type="float">
            <text:p>1114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F16]*[.E17]+[.H17]*[.G17]+[.J17]*[.I17])/([.F16]+[.H17]+[.J17])" office:value-type="float" office:value="1074.59962791589" calcext:value-type="float">
            <text:p>1074.59962791589</text:p>
          </table:table-cell>
          <table:table-cell/>
          <table:table-cell table:formula="of:=[.L17]/1000000*[.C17]" office:value-type="float" office:value="4.95026000275236" calcext:value-type="float">
            <text:p>4.95026000275236</text:p>
          </table:table-cell>
          <table:table-cell table:formula="of:=([.B17]/[.C17]-[.L17]/1000000) * 1000000" office:value-type="float" office:value="10.7975303327765" calcext:value-type="float">
            <text:p>10.7975303327765</text:p>
          </table:table-cell>
          <table:table-cell table:formula="of:=[.B17]-[.N17]" office:value-type="float" office:value="0.049739997247638" calcext:value-type="float">
            <text:p>0.0497399972476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18.82971991874" calcext:value-type="float">
            <text:p>5818.82971991874</text:p>
          </table:table-cell>
          <table:table-cell/>
          <table:table-cell office:value-type="float" office:value="1690.68100616839" calcext:value-type="float">
            <text:p>1690.68100616839</text:p>
          </table:table-cell>
          <table:table-cell office:value-type="float" office:value="87381" calcext:value-type="float">
            <text:p>87381</text:p>
          </table:table-cell>
          <table:table-cell office:value-type="float" office:value="1729.92879632704" calcext:value-type="float">
            <text:p>1729.92879632704</text:p>
          </table:table-cell>
          <table:table-cell office:value-type="float" office:value="87341" calcext:value-type="float">
            <text:p>87341</text:p>
          </table:table-cell>
          <table:table-cell office:value-type="float" office:value="767.4" calcext:value-type="float">
            <text:p>767.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F17]*[.E18]+[.H18]*[.G18]+[.J18]*[.I18])/([.F17]+[.H18]+[.J18])" office:value-type="float" office:value="1712.51016632333" calcext:value-type="float">
            <text:p>1712.51016632333</text:p>
          </table:table-cell>
          <table:table-cell/>
          <table:table-cell table:formula="of:=[.L18]/1000000*[.C18]" office:value-type="float" office:value="9.96480505146516" calcext:value-type="float">
            <text:p>9.96480505146516</text:p>
          </table:table-cell>
          <table:table-cell table:formula="of:=([.B18]/[.C18]-[.L18]/1000000) * 1000000" office:value-type="float" office:value="6.04845823454214" calcext:value-type="float">
            <text:p>6.04845823454214</text:p>
          </table:table-cell>
          <table:table-cell table:formula="of:=[.B18]-[.N18]" office:value-type="float" office:value="0.0351949485348406" calcext:value-type="float">
            <text:p>0.03519494853484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410.5424394792" calcext:value-type="float">
            <text:p>4410.5424394792</text:p>
          </table:table-cell>
          <table:table-cell/>
          <table:table-cell office:value-type="float" office:value="4482.55524636278" calcext:value-type="float">
            <text:p>4482.55524636278</text:p>
          </table:table-cell>
          <table:table-cell office:value-type="float" office:value="66122" calcext:value-type="float">
            <text:p>66122</text:p>
          </table:table-cell>
          <table:table-cell office:value-type="float" office:value="4545.53551129939" calcext:value-type="float">
            <text:p>4545.53551129939</text:p>
          </table:table-cell>
          <table:table-cell office:value-type="float" office:value="66331" calcext:value-type="float">
            <text:p>66331</text:p>
          </table:table-cell>
          <table:table-cell office:value-type="float" office:value="108.85" calcext:value-type="float">
            <text:p>108.8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F18]*[.E19]+[.H19]*[.G19]+[.J19]*[.I19])/([.F18]+[.H19]+[.J19])" office:value-type="float" office:value="4509.16044143331" calcext:value-type="float">
            <text:p>4509.16044143331</text:p>
          </table:table-cell>
          <table:table-cell/>
          <table:table-cell table:formula="of:=[.L19]/1000000*[.C19]" office:value-type="float" office:value="19.8878434933624" calcext:value-type="float">
            <text:p>19.8878434933624</text:p>
          </table:table-cell>
          <table:table-cell table:formula="of:=([.B19]/[.C19]-[.L19]/1000000) * 1000000" office:value-type="float" office:value="25.4291865856883" calcext:value-type="float">
            <text:p>25.4291865856883</text:p>
          </table:table-cell>
          <table:table-cell table:formula="of:=[.B19]-[.N19]" office:value-type="float" office:value="0.112156506637611" calcext:value-type="float">
            <text:p>0.11215650663761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390.0628972678" calcext:value-type="float">
            <text:p>5390.0628972678</text:p>
          </table:table-cell>
          <table:table-cell/>
          <table:table-cell office:value-type="float" office:value="5521.16510265386" calcext:value-type="float">
            <text:p>5521.16510265386</text:p>
          </table:table-cell>
          <table:table-cell office:value-type="float" office:value="80562" calcext:value-type="float">
            <text:p>80562</text:p>
          </table:table-cell>
          <table:table-cell office:value-type="float" office:value="5563.22068940101" calcext:value-type="float">
            <text:p>5563.22068940101</text:p>
          </table:table-cell>
          <table:table-cell office:value-type="float" office:value="81404" calcext:value-type="float">
            <text:p>81404</text:p>
          </table:table-cell>
          <table:table-cell office:value-type="float" office:value="305.5" calcext:value-type="float">
            <text:p>305.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F19]*[.E20]+[.H20]*[.G20]+[.J20]*[.I20])/([.F19]+[.H20]+[.J20])" office:value-type="float" office:value="5543.3060052975" calcext:value-type="float">
            <text:p>5543.3060052975</text:p>
          </table:table-cell>
          <table:table-cell/>
          <table:table-cell table:formula="of:=[.L20]/1000000*[.C20]" office:value-type="float" office:value="29.8787680273559" calcext:value-type="float">
            <text:p>29.8787680273559</text:p>
          </table:table-cell>
          <table:table-cell table:formula="of:=([.B20]/[.C20]-[.L20]/1000000) * 1000000" office:value-type="float" office:value="22.4917547262012" calcext:value-type="float">
            <text:p>22.4917547262012</text:p>
          </table:table-cell>
          <table:table-cell table:formula="of:=[.B20]-[.N20]" office:value-type="float" office:value="0.121231972644146" calcext:value-type="float">
            <text:p>0.12123197264414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820.52390133635" calcext:value-type="float">
            <text:p>4820.52390133635</text:p>
          </table:table-cell>
          <table:table-cell/>
          <table:table-cell office:value-type="float" office:value="10296.0929055219" calcext:value-type="float">
            <text:p>10296.0929055219</text:p>
          </table:table-cell>
          <table:table-cell office:value-type="float" office:value="72493" calcext:value-type="float">
            <text:p>72493</text:p>
          </table:table-cell>
          <table:table-cell office:value-type="float" office:value="10352.7284398356" calcext:value-type="float">
            <text:p>10352.7284398356</text:p>
          </table:table-cell>
          <table:table-cell office:value-type="float" office:value="72518" calcext:value-type="float">
            <text:p>72518</text:p>
          </table:table-cell>
          <table:table-cell office:value-type="float" office:value="55.76" calcext:value-type="float">
            <text:p>55.7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F21]*[.E21]+[.H21]*[.G21]+[.J21]*[.I21])/([.F21]+[.H21]+[.J21])" office:value-type="float" office:value="10320.8761279737" calcext:value-type="float">
            <text:p>10320.8761279737</text:p>
          </table:table-cell>
          <table:table-cell/>
          <table:table-cell table:formula="of:=[.L21]/1000000*[.C21]" office:value-type="float" office:value="49.7520300576291" calcext:value-type="float">
            <text:p>49.7520300576291</text:p>
          </table:table-cell>
          <table:table-cell table:formula="of:=([.B21]/[.C21]-[.L21]/1000000) * 1000000" office:value-type="float" office:value="51.4404549061837" calcext:value-type="float">
            <text:p>51.4404549061837</text:p>
          </table:table-cell>
          <table:table-cell table:formula="of:=[.B21]-[.N21]" office:value-type="float" office:value="0.247969942370872" calcext:value-type="float">
            <text:p>0.24796994237087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15.04233770546" calcext:value-type="float">
            <text:p>5015.04233770546</text:p>
          </table:table-cell>
          <table:table-cell/>
          <table:table-cell office:value-type="float" office:value="19860.4377433717" calcext:value-type="float">
            <text:p>19860.4377433717</text:p>
          </table:table-cell>
          <table:table-cell office:value-type="float" office:value="75245" calcext:value-type="float">
            <text:p>75245</text:p>
          </table:table-cell>
          <table:table-cell office:value-type="float" office:value="19807.5232044126" calcext:value-type="float">
            <text:p>19807.5232044126</text:p>
          </table:table-cell>
          <table:table-cell office:value-type="float" office:value="75783" calcext:value-type="float">
            <text:p>75783</text:p>
          </table:table-cell>
          <table:table-cell office:value-type="float" office:value="29.12" calcext:value-type="float">
            <text:p>29.1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F21]*[.E22]+[.H22]*[.G22]+[.J22]*[.I22])/([.F21]+[.H22]+[.J22])" office:value-type="float" office:value="19820.0460743668" calcext:value-type="float">
            <text:p>19820.0460743668</text:p>
          </table:table-cell>
          <table:table-cell/>
          <table:table-cell table:formula="of:=[.L22]/1000000*[.C22]" office:value-type="float" office:value="99.3983701982223" calcext:value-type="float">
            <text:p>99.3983701982223</text:p>
          </table:table-cell>
          <table:table-cell table:formula="of:=([.B22]/[.C22]-[.L22]/1000000) * 1000000" office:value-type="float" office:value="119.96504939836" calcext:value-type="float">
            <text:p>119.96504939836</text:p>
          </table:table-cell>
          <table:table-cell table:formula="of:=[.B22]-[.N22]" office:value-type="float" office:value="0.601629801777705" calcext:value-type="float">
            <text:p>0.601629801777705</text:p>
          </table:table-cell>
        </table:table-row>
      </table:table>
      <table:table table:name="Long run" table:style-name="ta1">
        <table:shapes>
          <draw:frame draw:z-index="0" draw:style-name="gr1" draw:text-style-name="P1" svg:width="14.1717in" svg:height="7.9713in" svg:x="4.4626in" svg:y="0.185in">
            <draw:object draw:notify-on-update-of-ranges="'Long run'.A4:'Long run'.A247 'Long run'.B3:'Long run'.B3 'Long run'.B4:'Long run'.B247 'Long run'.A4:'Long run'.A247 'Long run'.C3:'Long run'.C3 'Long run'.C4:'Long run'.C247 'Long run'.A4:'Long run'.A247 'Long run'.D3:'Long run'.D3 'Long run'.D4:'Long run'.D24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1 disk</text:p>
          </table:table-cell>
          <table:table-cell office:value-type="string" calcext:value-type="string">
            <text:p>Raid 0 XFS</text:p>
          </table:table-cell>
          <table:table-cell office:value-type="string" calcext:value-type="string">
            <text:p>Raid 0 <text:s/>EXT4</text:p>
          </table:table-cell>
        </table:table-row>
        <table:table-row table:style-name="ro1">
          <table:table-cell office:value-type="string" calcext:value-type="string">
            <text:p>avg X</text:p>
          </table:table-cell>
          <table:table-cell table:formula="of:=AVERAGE([.B4:.B247])" office:value-type="float" office:value="2790.58360655738" calcext:value-type="float">
            <text:p>2790.58360655738</text:p>
          </table:table-cell>
          <table:table-cell table:formula="of:=AVERAGE([.C4:.C247])" office:value-type="float" office:value="7614.35476190476" calcext:value-type="float">
            <text:p>7614.35476190476</text:p>
          </table:table-cell>
          <table:table-cell table:formula="of:=AVERAGE([.D4:.D247])" office:value-type="float" office:value="8630.94615384616" calcext:value-type="float">
            <text:p>8630.94615384616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_raid_xfs</text:p>
          </table:table-cell>
          <table:table-cell office:value-type="string" calcext:value-type="string">
            <text:p>X_raid_ext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83.57" calcext:value-type="float">
            <text:p>4883.57</text:p>
          </table:table-cell>
          <table:table-cell office:value-type="float" office:value="5471.65" calcext:value-type="float">
            <text:p>5471.65</text:p>
          </table:table-cell>
          <table:table-cell office:value-type="float" office:value="7203.7" calcext:value-type="float">
            <text:p>7203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70.6" calcext:value-type="float">
            <text:p>5070.6</text:p>
          </table:table-cell>
          <table:table-cell office:value-type="float" office:value="5530.3" calcext:value-type="float">
            <text:p>5530.3</text:p>
          </table:table-cell>
          <table:table-cell office:value-type="float" office:value="7500.8" calcext:value-type="float">
            <text:p>7500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12.6" calcext:value-type="float">
            <text:p>5512.6</text:p>
          </table:table-cell>
          <table:table-cell office:value-type="float" office:value="6614.3" calcext:value-type="float">
            <text:p>6614.3</text:p>
          </table:table-cell>
          <table:table-cell office:value-type="float" office:value="7888.5" calcext:value-type="float">
            <text:p>7888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96" calcext:value-type="float">
            <text:p>6296</text:p>
          </table:table-cell>
          <table:table-cell office:value-type="float" office:value="6276.8" calcext:value-type="float">
            <text:p>6276.8</text:p>
          </table:table-cell>
          <table:table-cell office:value-type="float" office:value="8431.4" calcext:value-type="float">
            <text:p>8431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78.2" calcext:value-type="float">
            <text:p>5478.2</text:p>
          </table:table-cell>
          <table:table-cell office:value-type="float" office:value="7547.2" calcext:value-type="float">
            <text:p>7547.2</text:p>
          </table:table-cell>
          <table:table-cell office:value-type="float" office:value="8647.7" calcext:value-type="float">
            <text:p>8647.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21.6" calcext:value-type="float">
            <text:p>3621.6</text:p>
          </table:table-cell>
          <table:table-cell office:value-type="float" office:value="6656" calcext:value-type="float">
            <text:p>6656</text:p>
          </table:table-cell>
          <table:table-cell office:value-type="float" office:value="8389.6" calcext:value-type="float">
            <text:p>8389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57.3" calcext:value-type="float">
            <text:p>5057.3</text:p>
          </table:table-cell>
          <table:table-cell office:value-type="float" office:value="7298.4" calcext:value-type="float">
            <text:p>7298.4</text:p>
          </table:table-cell>
          <table:table-cell office:value-type="float" office:value="8508.4" calcext:value-type="float">
            <text:p>8508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26.1" calcext:value-type="float">
            <text:p>6026.1</text:p>
          </table:table-cell>
          <table:table-cell office:value-type="float" office:value="7517.3" calcext:value-type="float">
            <text:p>7517.3</text:p>
          </table:table-cell>
          <table:table-cell office:value-type="float" office:value="7624.6" calcext:value-type="float">
            <text:p>7624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77.7" calcext:value-type="float">
            <text:p>5777.7</text:p>
          </table:table-cell>
          <table:table-cell office:value-type="float" office:value="7772.4" calcext:value-type="float">
            <text:p>7772.4</text:p>
          </table:table-cell>
          <table:table-cell office:value-type="float" office:value="8806.2" calcext:value-type="float">
            <text:p>8806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24.1" calcext:value-type="float">
            <text:p>4924.1</text:p>
          </table:table-cell>
          <table:table-cell office:value-type="float" office:value="6916.2" calcext:value-type="float">
            <text:p>6916.2</text:p>
          </table:table-cell>
          <table:table-cell office:value-type="float" office:value="7243.2" calcext:value-type="float">
            <text:p>7243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85.4" calcext:value-type="float">
            <text:p>5285.4</text:p>
          </table:table-cell>
          <table:table-cell office:value-type="float" office:value="7685.2" calcext:value-type="float">
            <text:p>7685.2</text:p>
          </table:table-cell>
          <table:table-cell office:value-type="float" office:value="8734.8" calcext:value-type="float">
            <text:p>8734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92.5" calcext:value-type="float">
            <text:p>3492.5</text:p>
          </table:table-cell>
          <table:table-cell office:value-type="float" office:value="7570.7" calcext:value-type="float">
            <text:p>7570.7</text:p>
          </table:table-cell>
          <table:table-cell office:value-type="float" office:value="8363.7" calcext:value-type="float">
            <text:p>8363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57.6" calcext:value-type="float">
            <text:p>4357.6</text:p>
          </table:table-cell>
          <table:table-cell office:value-type="float" office:value="7611.3" calcext:value-type="float">
            <text:p>7611.3</text:p>
          </table:table-cell>
          <table:table-cell office:value-type="float" office:value="8300.9" calcext:value-type="float">
            <text:p>8300.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844" calcext:value-type="float">
            <text:p>5844</text:p>
          </table:table-cell>
          <table:table-cell office:value-type="float" office:value="8263.8" calcext:value-type="float">
            <text:p>8263.8</text:p>
          </table:table-cell>
          <table:table-cell office:value-type="float" office:value="8761.7" calcext:value-type="float">
            <text:p>8761.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82.6" calcext:value-type="float">
            <text:p>5382.6</text:p>
          </table:table-cell>
          <table:table-cell office:value-type="float" office:value="7576.7" calcext:value-type="float">
            <text:p>7576.7</text:p>
          </table:table-cell>
          <table:table-cell office:value-type="float" office:value="8787.7" calcext:value-type="float">
            <text:p>8787.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508.8" calcext:value-type="float">
            <text:p>5508.8</text:p>
          </table:table-cell>
          <table:table-cell office:value-type="float" office:value="7586.6" calcext:value-type="float">
            <text:p>7586.6</text:p>
          </table:table-cell>
          <table:table-cell office:value-type="float" office:value="8146.4" calcext:value-type="float">
            <text:p>8146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667.6" calcext:value-type="float">
            <text:p>4667.6</text:p>
          </table:table-cell>
          <table:table-cell office:value-type="float" office:value="8088.7" calcext:value-type="float">
            <text:p>8088.7</text:p>
          </table:table-cell>
          <table:table-cell office:value-type="float" office:value="8324.8" calcext:value-type="float">
            <text:p>8324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781.8" calcext:value-type="float">
            <text:p>4781.8</text:p>
          </table:table-cell>
          <table:table-cell office:value-type="float" office:value="7399.5" calcext:value-type="float">
            <text:p>7399.5</text:p>
          </table:table-cell>
          <table:table-cell office:value-type="float" office:value="7569.4" calcext:value-type="float">
            <text:p>7569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62.8" calcext:value-type="float">
            <text:p>3962.8</text:p>
          </table:table-cell>
          <table:table-cell office:value-type="float" office:value="7583.9" calcext:value-type="float">
            <text:p>7583.9</text:p>
          </table:table-cell>
          <table:table-cell office:value-type="float" office:value="8150.1" calcext:value-type="float">
            <text:p>8150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06.1" calcext:value-type="float">
            <text:p>4206.1</text:p>
          </table:table-cell>
          <table:table-cell office:value-type="float" office:value="7878.1" calcext:value-type="float">
            <text:p>7878.1</text:p>
          </table:table-cell>
          <table:table-cell office:value-type="float" office:value="8284.5" calcext:value-type="float">
            <text:p>8284.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837.9" calcext:value-type="float">
            <text:p>5837.9</text:p>
          </table:table-cell>
          <table:table-cell office:value-type="float" office:value="8514.1" calcext:value-type="float">
            <text:p>8514.1</text:p>
          </table:table-cell>
          <table:table-cell office:value-type="float" office:value="8473.7" calcext:value-type="float">
            <text:p>8473.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29.3" calcext:value-type="float">
            <text:p>4829.3</text:p>
          </table:table-cell>
          <table:table-cell office:value-type="float" office:value="7624.2" calcext:value-type="float">
            <text:p>7624.2</text:p>
          </table:table-cell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614.6" calcext:value-type="float">
            <text:p>5614.6</text:p>
          </table:table-cell>
          <table:table-cell office:value-type="float" office:value="8040.6" calcext:value-type="float">
            <text:p>8040.6</text:p>
          </table:table-cell>
          <table:table-cell office:value-type="float" office:value="8551.6" calcext:value-type="float">
            <text:p>8551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244.7" calcext:value-type="float">
            <text:p>4244.7</text:p>
          </table:table-cell>
          <table:table-cell office:value-type="float" office:value="7202.9" calcext:value-type="float">
            <text:p>7202.9</text:p>
          </table:table-cell>
          <table:table-cell office:value-type="float" office:value="8595.3" calcext:value-type="float">
            <text:p>8595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691.8" calcext:value-type="float">
            <text:p>4691.8</text:p>
          </table:table-cell>
          <table:table-cell office:value-type="float" office:value="7427.4" calcext:value-type="float">
            <text:p>7427.4</text:p>
          </table:table-cell>
          <table:table-cell office:value-type="float" office:value="8382.3" calcext:value-type="float">
            <text:p>8382.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087.6" calcext:value-type="float">
            <text:p>4087.6</text:p>
          </table:table-cell>
          <table:table-cell office:value-type="float" office:value="7675.8" calcext:value-type="float">
            <text:p>7675.8</text:p>
          </table:table-cell>
          <table:table-cell office:value-type="float" office:value="8691.1" calcext:value-type="float">
            <text:p>8691.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107.5" calcext:value-type="float">
            <text:p>6107.5</text:p>
          </table:table-cell>
          <table:table-cell office:value-type="float" office:value="8074.7" calcext:value-type="float">
            <text:p>8074.7</text:p>
          </table:table-cell>
          <table:table-cell office:value-type="float" office:value="8780.8" calcext:value-type="float">
            <text:p>8780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568.9" calcext:value-type="float">
            <text:p>5568.9</text:p>
          </table:table-cell>
          <table:table-cell office:value-type="float" office:value="7404.3" calcext:value-type="float">
            <text:p>7404.3</text:p>
          </table:table-cell>
          <table:table-cell office:value-type="float" office:value="8579.4" calcext:value-type="float">
            <text:p>8579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610.9" calcext:value-type="float">
            <text:p>5610.9</text:p>
          </table:table-cell>
          <table:table-cell office:value-type="float" office:value="8498.8" calcext:value-type="float">
            <text:p>8498.8</text:p>
          </table:table-cell>
          <table:table-cell office:value-type="float" office:value="8835.6" calcext:value-type="float">
            <text:p>8835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183.4" calcext:value-type="float">
            <text:p>5183.4</text:p>
          </table:table-cell>
          <table:table-cell office:value-type="float" office:value="7677.4" calcext:value-type="float">
            <text:p>7677.4</text:p>
          </table:table-cell>
          <table:table-cell office:value-type="float" office:value="8798.1" calcext:value-type="float">
            <text:p>8798.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462.7" calcext:value-type="float">
            <text:p>3462.7</text:p>
          </table:table-cell>
          <table:table-cell office:value-type="float" office:value="7471.1" calcext:value-type="float">
            <text:p>7471.1</text:p>
          </table:table-cell>
          <table:table-cell office:value-type="float" office:value="8493.1" calcext:value-type="float">
            <text:p>8493.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669.5" calcext:value-type="float">
            <text:p>3669.5</text:p>
          </table:table-cell>
          <table:table-cell office:value-type="float" office:value="7272.2" calcext:value-type="float">
            <text:p>7272.2</text:p>
          </table:table-cell>
          <table:table-cell office:value-type="float" office:value="8501.2" calcext:value-type="float">
            <text:p>8501.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869.9" calcext:value-type="float">
            <text:p>5869.9</text:p>
          </table:table-cell>
          <table:table-cell office:value-type="float" office:value="7769.9" calcext:value-type="float">
            <text:p>7769.9</text:p>
          </table:table-cell>
          <table:table-cell office:value-type="float" office:value="8588.2" calcext:value-type="float">
            <text:p>8588.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394.4" calcext:value-type="float">
            <text:p>5394.4</text:p>
          </table:table-cell>
          <table:table-cell office:value-type="float" office:value="7132" calcext:value-type="float">
            <text:p>7132</text:p>
          </table:table-cell>
          <table:table-cell office:value-type="float" office:value="8789.8" calcext:value-type="float">
            <text:p>8789.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109.7" calcext:value-type="float">
            <text:p>5109.7</text:p>
          </table:table-cell>
          <table:table-cell office:value-type="float" office:value="7970.6" calcext:value-type="float">
            <text:p>7970.6</text:p>
          </table:table-cell>
          <table:table-cell office:value-type="float" office:value="8530.6" calcext:value-type="float">
            <text:p>8530.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273.1" calcext:value-type="float">
            <text:p>5273.1</text:p>
          </table:table-cell>
          <table:table-cell office:value-type="float" office:value="8506.4" calcext:value-type="float">
            <text:p>8506.4</text:p>
          </table:table-cell>
          <table:table-cell office:value-type="float" office:value="8452.1" calcext:value-type="float">
            <text:p>8452.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478.5" calcext:value-type="float">
            <text:p>4478.5</text:p>
          </table:table-cell>
          <table:table-cell office:value-type="float" office:value="7209" calcext:value-type="float">
            <text:p>7209</text:p>
          </table:table-cell>
          <table:table-cell office:value-type="float" office:value="8692.4" calcext:value-type="float">
            <text:p>8692.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04" calcext:value-type="float">
            <text:p>4404</text:p>
          </table:table-cell>
          <table:table-cell office:value-type="float" office:value="7547.9" calcext:value-type="float">
            <text:p>7547.9</text:p>
          </table:table-cell>
          <table:table-cell office:value-type="float" office:value="8307.2" calcext:value-type="float">
            <text:p>8307.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94.9" calcext:value-type="float">
            <text:p>4594.9</text:p>
          </table:table-cell>
          <table:table-cell office:value-type="float" office:value="7929.5" calcext:value-type="float">
            <text:p>7929.5</text:p>
          </table:table-cell>
          <table:table-cell office:value-type="float" office:value="8818.6" calcext:value-type="float">
            <text:p>8818.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11" calcext:value-type="float">
            <text:p>5011</text:p>
          </table:table-cell>
          <table:table-cell office:value-type="float" office:value="8016.6" calcext:value-type="float">
            <text:p>8016.6</text:p>
          </table:table-cell>
          <table:table-cell office:value-type="float" office:value="8757.9" calcext:value-type="float">
            <text:p>8757.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417.6" calcext:value-type="float">
            <text:p>5417.6</text:p>
          </table:table-cell>
          <table:table-cell office:value-type="float" office:value="7502.1" calcext:value-type="float">
            <text:p>7502.1</text:p>
          </table:table-cell>
          <table:table-cell office:value-type="float" office:value="8536.4" calcext:value-type="float">
            <text:p>8536.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607.3" calcext:value-type="float">
            <text:p>5607.3</text:p>
          </table:table-cell>
          <table:table-cell office:value-type="float" office:value="7953.7" calcext:value-type="float">
            <text:p>7953.7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54.9" calcext:value-type="float">
            <text:p>4154.9</text:p>
          </table:table-cell>
          <table:table-cell office:value-type="float" office:value="7351.9" calcext:value-type="float">
            <text:p>7351.9</text:p>
          </table:table-cell>
          <table:table-cell office:value-type="float" office:value="8365.4" calcext:value-type="float">
            <text:p>8365.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54.06" calcext:value-type="float">
            <text:p>4454.06</text:p>
          </table:table-cell>
          <table:table-cell office:value-type="float" office:value="7611.2" calcext:value-type="float">
            <text:p>7611.2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904.37" calcext:value-type="float">
            <text:p>3904.37</text:p>
          </table:table-cell>
          <table:table-cell office:value-type="float" office:value="7487.4" calcext:value-type="float">
            <text:p>7487.4</text:p>
          </table:table-cell>
          <table:table-cell office:value-type="float" office:value="8815.6" calcext:value-type="float">
            <text:p>8815.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054.6" calcext:value-type="float">
            <text:p>6054.6</text:p>
          </table:table-cell>
          <table:table-cell office:value-type="float" office:value="8315.5" calcext:value-type="float">
            <text:p>8315.5</text:p>
          </table:table-cell>
          <table:table-cell office:value-type="float" office:value="8433" calcext:value-type="float">
            <text:p>843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008.7" calcext:value-type="float">
            <text:p>5008.7</text:p>
          </table:table-cell>
          <table:table-cell office:value-type="float" office:value="7828.8" calcext:value-type="float">
            <text:p>7828.8</text:p>
          </table:table-cell>
          <table:table-cell office:value-type="float" office:value="8450.6" calcext:value-type="float">
            <text:p>8450.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98.5" calcext:value-type="float">
            <text:p>4898.5</text:p>
          </table:table-cell>
          <table:table-cell office:value-type="float" office:value="7611.7" calcext:value-type="float">
            <text:p>7611.7</text:p>
          </table:table-cell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78.4" calcext:value-type="float">
            <text:p>5778.4</text:p>
          </table:table-cell>
          <table:table-cell office:value-type="float" office:value="7702.3" calcext:value-type="float">
            <text:p>7702.3</text:p>
          </table:table-cell>
          <table:table-cell office:value-type="float" office:value="8470.9" calcext:value-type="float">
            <text:p>8470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42.6" calcext:value-type="float">
            <text:p>3842.6</text:p>
          </table:table-cell>
          <table:table-cell office:value-type="float" office:value="7179.6" calcext:value-type="float">
            <text:p>7179.6</text:p>
          </table:table-cell>
          <table:table-cell office:value-type="float" office:value="8113.7" calcext:value-type="float">
            <text:p>8113.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268.2" calcext:value-type="float">
            <text:p>4268.2</text:p>
          </table:table-cell>
          <table:table-cell office:value-type="float" office:value="7838.3" calcext:value-type="float">
            <text:p>7838.3</text:p>
          </table:table-cell>
          <table:table-cell office:value-type="float" office:value="8392.8" calcext:value-type="float">
            <text:p>8392.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822.4" calcext:value-type="float">
            <text:p>4822.4</text:p>
          </table:table-cell>
          <table:table-cell office:value-type="float" office:value="7707.4" calcext:value-type="float">
            <text:p>7707.4</text:p>
          </table:table-cell>
          <table:table-cell office:value-type="float" office:value="8839.5" calcext:value-type="float">
            <text:p>8839.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066.9" calcext:value-type="float">
            <text:p>6066.9</text:p>
          </table:table-cell>
          <table:table-cell office:value-type="float" office:value="7634.9" calcext:value-type="float">
            <text:p>7634.9</text:p>
          </table:table-cell>
          <table:table-cell office:value-type="float" office:value="8647.5" calcext:value-type="float">
            <text:p>8647.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604" calcext:value-type="float">
            <text:p>4604</text:p>
          </table:table-cell>
          <table:table-cell office:value-type="float" office:value="7957.4" calcext:value-type="float">
            <text:p>7957.4</text:p>
          </table:table-cell>
          <table:table-cell office:value-type="float" office:value="8946.1" calcext:value-type="float">
            <text:p>8946.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28.1" calcext:value-type="float">
            <text:p>5128.1</text:p>
          </table:table-cell>
          <table:table-cell office:value-type="float" office:value="7920.3" calcext:value-type="float">
            <text:p>7920.3</text:p>
          </table:table-cell>
          <table:table-cell office:value-type="float" office:value="8725.4" calcext:value-type="float">
            <text:p>8725.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362.4" calcext:value-type="float">
            <text:p>4362.4</text:p>
          </table:table-cell>
          <table:table-cell office:value-type="float" office:value="7546" calcext:value-type="float">
            <text:p>7546</text:p>
          </table:table-cell>
          <table:table-cell office:value-type="float" office:value="8383.7" calcext:value-type="float">
            <text:p>8383.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290.4" calcext:value-type="float">
            <text:p>4290.4</text:p>
          </table:table-cell>
          <table:table-cell office:value-type="float" office:value="7663.4" calcext:value-type="float">
            <text:p>7663.4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997.1" calcext:value-type="float">
            <text:p>4997.1</text:p>
          </table:table-cell>
          <table:table-cell office:value-type="float" office:value="7748.4" calcext:value-type="float">
            <text:p>7748.4</text:p>
          </table:table-cell>
          <table:table-cell office:value-type="float" office:value="8873.3" calcext:value-type="float">
            <text:p>8873.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573.4" calcext:value-type="float">
            <text:p>5573.4</text:p>
          </table:table-cell>
          <table:table-cell office:value-type="float" office:value="7898.4" calcext:value-type="float">
            <text:p>7898.4</text:p>
          </table:table-cell>
          <table:table-cell office:value-type="float" office:value="8717.5" calcext:value-type="float">
            <text:p>8717.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529.5" calcext:value-type="float">
            <text:p>5529.5</text:p>
          </table:table-cell>
          <table:table-cell office:value-type="float" office:value="7862.8" calcext:value-type="float">
            <text:p>7862.8</text:p>
          </table:table-cell>
          <table:table-cell office:value-type="float" office:value="8915" calcext:value-type="float">
            <text:p>89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378.9" calcext:value-type="float">
            <text:p>5378.9</text:p>
          </table:table-cell>
          <table:table-cell office:value-type="float" office:value="7668.4" calcext:value-type="float">
            <text:p>7668.4</text:p>
          </table:table-cell>
          <table:table-cell office:value-type="float" office:value="8903.8" calcext:value-type="float">
            <text:p>8903.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104.3" calcext:value-type="float">
            <text:p>4104.3</text:p>
          </table:table-cell>
          <table:table-cell office:value-type="float" office:value="6972.8" calcext:value-type="float">
            <text:p>6972.8</text:p>
          </table:table-cell>
          <table:table-cell office:value-type="float" office:value="8429.6" calcext:value-type="float">
            <text:p>8429.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488.7" calcext:value-type="float">
            <text:p>4488.7</text:p>
          </table:table-cell>
          <table:table-cell office:value-type="float" office:value="7353.7" calcext:value-type="float">
            <text:p>7353.7</text:p>
          </table:table-cell>
          <table:table-cell office:value-type="float" office:value="8796.2" calcext:value-type="float">
            <text:p>8796.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020.1" calcext:value-type="float">
            <text:p>4020.1</text:p>
          </table:table-cell>
          <table:table-cell office:value-type="float" office:value="7750.8" calcext:value-type="float">
            <text:p>7750.8</text:p>
          </table:table-cell>
          <table:table-cell office:value-type="float" office:value="8898.9" calcext:value-type="float">
            <text:p>8898.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100.3" calcext:value-type="float">
            <text:p>5100.3</text:p>
          </table:table-cell>
          <table:table-cell office:value-type="float" office:value="7491.9" calcext:value-type="float">
            <text:p>7491.9</text:p>
          </table:table-cell>
          <table:table-cell office:value-type="float" office:value="8652.1" calcext:value-type="float">
            <text:p>8652.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002.9" calcext:value-type="float">
            <text:p>6002.9</text:p>
          </table:table-cell>
          <table:table-cell office:value-type="float" office:value="7662.4" calcext:value-type="float">
            <text:p>7662.4</text:p>
          </table:table-cell>
          <table:table-cell office:value-type="float" office:value="8859.6" calcext:value-type="float">
            <text:p>8859.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085.2" calcext:value-type="float">
            <text:p>5085.2</text:p>
          </table:table-cell>
          <table:table-cell office:value-type="float" office:value="8231.5" calcext:value-type="float">
            <text:p>8231.5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027.7" calcext:value-type="float">
            <text:p>5027.7</text:p>
          </table:table-cell>
          <table:table-cell office:value-type="float" office:value="7217.9" calcext:value-type="float">
            <text:p>7217.9</text:p>
          </table:table-cell>
          <table:table-cell office:value-type="float" office:value="8441.5" calcext:value-type="float">
            <text:p>8441.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687.5" calcext:value-type="float">
            <text:p>4687.5</text:p>
          </table:table-cell>
          <table:table-cell office:value-type="float" office:value="7510.2" calcext:value-type="float">
            <text:p>7510.2</text:p>
          </table:table-cell>
          <table:table-cell office:value-type="float" office:value="8687.6" calcext:value-type="float">
            <text:p>8687.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42.8" calcext:value-type="float">
            <text:p>3442.8</text:p>
          </table:table-cell>
          <table:table-cell office:value-type="float" office:value="7579.1" calcext:value-type="float">
            <text:p>7579.1</text:p>
          </table:table-cell>
          <table:table-cell office:value-type="float" office:value="8911.9" calcext:value-type="float">
            <text:p>8911.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775.7" calcext:value-type="float">
            <text:p>5775.7</text:p>
          </table:table-cell>
          <table:table-cell office:value-type="float" office:value="7667.2" calcext:value-type="float">
            <text:p>7667.2</text:p>
          </table:table-cell>
          <table:table-cell office:value-type="float" office:value="8748.8" calcext:value-type="float">
            <text:p>8748.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245.7" calcext:value-type="float">
            <text:p>5245.7</text:p>
          </table:table-cell>
          <table:table-cell office:value-type="float" office:value="7749.1" calcext:value-type="float">
            <text:p>7749.1</text:p>
          </table:table-cell>
          <table:table-cell office:value-type="float" office:value="8961.7" calcext:value-type="float">
            <text:p>8961.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584.4" calcext:value-type="float">
            <text:p>5584.4</text:p>
          </table:table-cell>
          <table:table-cell office:value-type="float" office:value="7586.4" calcext:value-type="float">
            <text:p>7586.4</text:p>
          </table:table-cell>
          <table:table-cell office:value-type="float" office:value="8816.8" calcext:value-type="float">
            <text:p>8816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953.2" calcext:value-type="float">
            <text:p>4953.2</text:p>
          </table:table-cell>
          <table:table-cell office:value-type="float" office:value="8166.6" calcext:value-type="float">
            <text:p>8166.6</text:p>
          </table:table-cell>
          <table:table-cell office:value-type="float" office:value="8463.8" calcext:value-type="float">
            <text:p>8463.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54.6" calcext:value-type="float">
            <text:p>4554.6</text:p>
          </table:table-cell>
          <table:table-cell office:value-type="float" office:value="7302.5" calcext:value-type="float">
            <text:p>7302.5</text:p>
          </table:table-cell>
          <table:table-cell office:value-type="float" office:value="8788.5" calcext:value-type="float">
            <text:p>8788.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147.1" calcext:value-type="float">
            <text:p>3147.1</text:p>
          </table:table-cell>
          <table:table-cell office:value-type="float" office:value="7589" calcext:value-type="float">
            <text:p>7589</text:p>
          </table:table-cell>
          <table:table-cell office:value-type="float" office:value="8777.6" calcext:value-type="float">
            <text:p>8777.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591.2" calcext:value-type="float">
            <text:p>5591.2</text:p>
          </table:table-cell>
          <table:table-cell office:value-type="float" office:value="6866.9" calcext:value-type="float">
            <text:p>6866.9</text:p>
          </table:table-cell>
          <table:table-cell office:value-type="float" office:value="8765.7" calcext:value-type="float">
            <text:p>8765.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220.5" calcext:value-type="float">
            <text:p>5220.5</text:p>
          </table:table-cell>
          <table:table-cell office:value-type="float" office:value="7755.7" calcext:value-type="float">
            <text:p>7755.7</text:p>
          </table:table-cell>
          <table:table-cell office:value-type="float" office:value="8941.5" calcext:value-type="float">
            <text:p>8941.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216.6" calcext:value-type="float">
            <text:p>6216.6</text:p>
          </table:table-cell>
          <table:table-cell office:value-type="float" office:value="8164.4" calcext:value-type="float">
            <text:p>8164.4</text:p>
          </table:table-cell>
          <table:table-cell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51.2" calcext:value-type="float">
            <text:p>4451.2</text:p>
          </table:table-cell>
          <table:table-cell office:value-type="float" office:value="7725.2" calcext:value-type="float">
            <text:p>7725.2</text:p>
          </table:table-cell>
          <table:table-cell office:value-type="float" office:value="8506.3" calcext:value-type="float">
            <text:p>8506.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981.9" calcext:value-type="float">
            <text:p>4981.9</text:p>
          </table:table-cell>
          <table:table-cell office:value-type="float" office:value="7687.6" calcext:value-type="float">
            <text:p>7687.6</text:p>
          </table:table-cell>
          <table:table-cell office:value-type="float" office:value="8635.4" calcext:value-type="float">
            <text:p>8635.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244.1" calcext:value-type="float">
            <text:p>3244.1</text:p>
          </table:table-cell>
          <table:table-cell office:value-type="float" office:value="7696.2" calcext:value-type="float">
            <text:p>7696.2</text:p>
          </table:table-cell>
          <table:table-cell office:value-type="float" office:value="8821.8" calcext:value-type="float">
            <text:p>8821.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832.5" calcext:value-type="float">
            <text:p>5832.5</text:p>
          </table:table-cell>
          <table:table-cell office:value-type="float" office:value="7640.7" calcext:value-type="float">
            <text:p>7640.7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924.5" calcext:value-type="float">
            <text:p>4924.5</text:p>
          </table:table-cell>
          <table:table-cell office:value-type="float" office:value="8011.4" calcext:value-type="float">
            <text:p>8011.4</text:p>
          </table:table-cell>
          <table:table-cell office:value-type="float" office:value="8523.1" calcext:value-type="float">
            <text:p>8523.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883.9" calcext:value-type="float">
            <text:p>5883.9</text:p>
          </table:table-cell>
          <table:table-cell office:value-type="float" office:value="7849.4" calcext:value-type="float">
            <text:p>7849.4</text:p>
          </table:table-cell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847.6" calcext:value-type="float">
            <text:p>4847.6</text:p>
          </table:table-cell>
          <table:table-cell office:value-type="float" office:value="7884.2" calcext:value-type="float">
            <text:p>7884.2</text:p>
          </table:table-cell>
          <table:table-cell office:value-type="float" office:value="8388.1" calcext:value-type="float">
            <text:p>8388.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622.8" calcext:value-type="float">
            <text:p>4622.8</text:p>
          </table:table-cell>
          <table:table-cell office:value-type="float" office:value="7723.2" calcext:value-type="float">
            <text:p>7723.2</text:p>
          </table:table-cell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926.4" calcext:value-type="float">
            <text:p>3926.4</text:p>
          </table:table-cell>
          <table:table-cell office:value-type="float" office:value="7647.5" calcext:value-type="float">
            <text:p>7647.5</text:p>
          </table:table-cell>
          <table:table-cell office:value-type="float" office:value="8540.7" calcext:value-type="float">
            <text:p>8540.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716.4" calcext:value-type="float">
            <text:p>4716.4</text:p>
          </table:table-cell>
          <table:table-cell office:value-type="float" office:value="7873.2" calcext:value-type="float">
            <text:p>7873.2</text:p>
          </table:table-cell>
          <table:table-cell office:value-type="float" office:value="8703.5" calcext:value-type="float">
            <text:p>8703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28.4" calcext:value-type="float">
            <text:p>5628.4</text:p>
          </table:table-cell>
          <table:table-cell office:value-type="float" office:value="8145.7" calcext:value-type="float">
            <text:p>8145.7</text:p>
          </table:table-cell>
          <table:table-cell office:value-type="float" office:value="8561.2" calcext:value-type="float">
            <text:p>8561.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944.2" calcext:value-type="float">
            <text:p>5944.2</text:p>
          </table:table-cell>
          <table:table-cell office:value-type="float" office:value="8000.4" calcext:value-type="float">
            <text:p>8000.4</text:p>
          </table:table-cell>
          <table:table-cell office:value-type="float" office:value="8518.7" calcext:value-type="float">
            <text:p>8518.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003" calcext:value-type="float">
            <text:p>5003</text:p>
          </table:table-cell>
          <table:table-cell office:value-type="float" office:value="7915.5" calcext:value-type="float">
            <text:p>7915.5</text:p>
          </table:table-cell>
          <table:table-cell office:value-type="float" office:value="8517.8" calcext:value-type="float">
            <text:p>8517.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127.4" calcext:value-type="float">
            <text:p>5127.4</text:p>
          </table:table-cell>
          <table:table-cell office:value-type="float" office:value="7997.5" calcext:value-type="float">
            <text:p>7997.5</text:p>
          </table:table-cell>
          <table:table-cell office:value-type="float" office:value="8019.7" calcext:value-type="float">
            <text:p>8019.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367.1" calcext:value-type="float">
            <text:p>3367.1</text:p>
          </table:table-cell>
          <table:table-cell office:value-type="float" office:value="7689.1" calcext:value-type="float">
            <text:p>7689.1</text:p>
          </table:table-cell>
          <table:table-cell office:value-type="float" office:value="8523.8" calcext:value-type="float">
            <text:p>8523.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719" calcext:value-type="float">
            <text:p>3719</text:p>
          </table:table-cell>
          <table:table-cell office:value-type="float" office:value="8016.1" calcext:value-type="float">
            <text:p>8016.1</text:p>
          </table:table-cell>
          <table:table-cell office:value-type="float" office:value="8637.5" calcext:value-type="float">
            <text:p>8637.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855.2" calcext:value-type="float">
            <text:p>5855.2</text:p>
          </table:table-cell>
          <table:table-cell office:value-type="float" office:value="7471.8" calcext:value-type="float">
            <text:p>7471.8</text:p>
          </table:table-cell>
          <table:table-cell office:value-type="float" office:value="8507.6" calcext:value-type="float">
            <text:p>8507.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549" calcext:value-type="float">
            <text:p>5549</text:p>
          </table:table-cell>
          <table:table-cell office:value-type="float" office:value="8188.8" calcext:value-type="float">
            <text:p>8188.8</text:p>
          </table:table-cell>
          <table:table-cell office:value-type="float" office:value="9011.2" calcext:value-type="float">
            <text:p>9011.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533.9" calcext:value-type="float">
            <text:p>5533.9</text:p>
          </table:table-cell>
          <table:table-cell office:value-type="float" office:value="7863.2" calcext:value-type="float">
            <text:p>7863.2</text:p>
          </table:table-cell>
          <table:table-cell office:value-type="float" office:value="8518.6" calcext:value-type="float">
            <text:p>8518.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832.4" calcext:value-type="float">
            <text:p>4832.4</text:p>
          </table:table-cell>
          <table:table-cell office:value-type="float" office:value="7307.3" calcext:value-type="float">
            <text:p>7307.3</text:p>
          </table:table-cell>
          <table:table-cell office:value-type="float" office:value="8332.9" calcext:value-type="float">
            <text:p>8332.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80.1" calcext:value-type="float">
            <text:p>4080.1</text:p>
          </table:table-cell>
          <table:table-cell office:value-type="float" office:value="7618.4" calcext:value-type="float">
            <text:p>7618.4</text:p>
          </table:table-cell>
          <table:table-cell office:value-type="float" office:value="8874.4" calcext:value-type="float">
            <text:p>8874.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169.3" calcext:value-type="float">
            <text:p>3169.3</text:p>
          </table:table-cell>
          <table:table-cell office:value-type="float" office:value="7836.6" calcext:value-type="float">
            <text:p>7836.6</text:p>
          </table:table-cell>
          <table:table-cell office:value-type="float" office:value="8892.7" calcext:value-type="float">
            <text:p>8892.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921.5" calcext:value-type="float">
            <text:p>4921.5</text:p>
          </table:table-cell>
          <table:table-cell office:value-type="float" office:value="7189.2" calcext:value-type="float">
            <text:p>7189.2</text:p>
          </table:table-cell>
          <table:table-cell office:value-type="float" office:value="8553.5" calcext:value-type="float">
            <text:p>8553.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993.2" calcext:value-type="float">
            <text:p>5993.2</text:p>
          </table:table-cell>
          <table:table-cell office:value-type="float" office:value="7406.7" calcext:value-type="float">
            <text:p>7406.7</text:p>
          </table:table-cell>
          <table:table-cell office:value-type="float" office:value="8898.4" calcext:value-type="float">
            <text:p>8898.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756.8" calcext:value-type="float">
            <text:p>5756.8</text:p>
          </table:table-cell>
          <table:table-cell office:value-type="float" office:value="8343.7" calcext:value-type="float">
            <text:p>8343.7</text:p>
          </table:table-cell>
          <table:table-cell office:value-type="float" office:value="8777.6" calcext:value-type="float">
            <text:p>8777.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144.9" calcext:value-type="float">
            <text:p>5144.9</text:p>
          </table:table-cell>
          <table:table-cell office:value-type="float" office:value="7574.7" calcext:value-type="float">
            <text:p>7574.7</text:p>
          </table:table-cell>
          <table:table-cell office:value-type="float" office:value="8406.3" calcext:value-type="float">
            <text:p>8406.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377.2" calcext:value-type="float">
            <text:p>4377.2</text:p>
          </table:table-cell>
          <table:table-cell office:value-type="float" office:value="7847.3" calcext:value-type="float">
            <text:p>7847.3</text:p>
          </table:table-cell>
          <table:table-cell office:value-type="float" office:value="8804.5" calcext:value-type="float">
            <text:p>8804.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766.2" calcext:value-type="float">
            <text:p>3766.2</text:p>
          </table:table-cell>
          <table:table-cell office:value-type="float" office:value="7783.3" calcext:value-type="float">
            <text:p>7783.3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894.6" calcext:value-type="float">
            <text:p>4894.6</text:p>
          </table:table-cell>
          <table:table-cell office:value-type="float" office:value="7350.3" calcext:value-type="float">
            <text:p>7350.3</text:p>
          </table:table-cell>
          <table:table-cell office:value-type="float" office:value="8421.5" calcext:value-type="float">
            <text:p>8421.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710.7" calcext:value-type="float">
            <text:p>5710.7</text:p>
          </table:table-cell>
          <table:table-cell office:value-type="float" office:value="7756.4" calcext:value-type="float">
            <text:p>7756.4</text:p>
          </table:table-cell>
          <table:table-cell office:value-type="float" office:value="8560.6" calcext:value-type="float">
            <text:p>8560.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788.5" calcext:value-type="float">
            <text:p>5788.5</text:p>
          </table:table-cell>
          <table:table-cell office:value-type="float" office:value="8068.6" calcext:value-type="float">
            <text:p>8068.6</text:p>
          </table:table-cell>
          <table:table-cell office:value-type="float" office:value="8505.2" calcext:value-type="float">
            <text:p>8505.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392.5" calcext:value-type="float">
            <text:p>5392.5</text:p>
          </table:table-cell>
          <table:table-cell office:value-type="float" office:value="7254.5" calcext:value-type="float">
            <text:p>7254.5</text:p>
          </table:table-cell>
          <table:table-cell office:value-type="float" office:value="8235.9" calcext:value-type="float">
            <text:p>8235.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546.7" calcext:value-type="float">
            <text:p>4546.7</text:p>
          </table:table-cell>
          <table:table-cell office:value-type="float" office:value="7304.2" calcext:value-type="float">
            <text:p>7304.2</text:p>
          </table:table-cell>
          <table:table-cell office:value-type="float" office:value="8792.8" calcext:value-type="float">
            <text:p>8792.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988.2" calcext:value-type="float">
            <text:p>3988.2</text:p>
          </table:table-cell>
          <table:table-cell office:value-type="float" office:value="7468.9" calcext:value-type="float">
            <text:p>7468.9</text:p>
          </table:table-cell>
          <table:table-cell office:value-type="float" office:value="8975.2" calcext:value-type="float">
            <text:p>8975.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668.1" calcext:value-type="float">
            <text:p>4668.1</text:p>
          </table:table-cell>
          <table:table-cell office:value-type="float" office:value="7130.6" calcext:value-type="float">
            <text:p>7130.6</text:p>
          </table:table-cell>
          <table:table-cell office:value-type="float" office:value="8657.1" calcext:value-type="float">
            <text:p>8657.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449.6" calcext:value-type="float">
            <text:p>5449.6</text:p>
          </table:table-cell>
          <table:table-cell office:value-type="float" office:value="7671.7" calcext:value-type="float">
            <text:p>7671.7</text:p>
          </table:table-cell>
          <table:table-cell office:value-type="float" office:value="9119.9" calcext:value-type="float">
            <text:p>9119.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574.7" calcext:value-type="float">
            <text:p>5574.7</text:p>
          </table:table-cell>
          <table:table-cell office:value-type="float" office:value="7987.6" calcext:value-type="float">
            <text:p>7987.6</text:p>
          </table:table-cell>
          <table:table-cell office:value-type="float" office:value="9077.4" calcext:value-type="float">
            <text:p>9077.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534.1" calcext:value-type="float">
            <text:p>5534.1</text:p>
          </table:table-cell>
          <table:table-cell office:value-type="float" office:value="8051.1" calcext:value-type="float">
            <text:p>8051.1</text:p>
          </table:table-cell>
          <table:table-cell office:value-type="float" office:value="8408.2" calcext:value-type="float">
            <text:p>8408.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337.5" calcext:value-type="float">
            <text:p>4337.5</text:p>
          </table:table-cell>
          <table:table-cell office:value-type="float" office:value="7202.8" calcext:value-type="float">
            <text:p>7202.8</text:p>
          </table:table-cell>
          <table:table-cell office:value-type="float" office:value="8770.2" calcext:value-type="float">
            <text:p>8770.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509.1" calcext:value-type="float">
            <text:p>4509.1</text:p>
          </table:table-cell>
          <table:table-cell office:value-type="float" office:value="7622.8" calcext:value-type="float">
            <text:p>7622.8</text:p>
          </table:table-cell>
          <table:table-cell office:value-type="float" office:value="8994.6" calcext:value-type="float">
            <text:p>8994.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764" calcext:value-type="float">
            <text:p>3764</text:p>
          </table:table-cell>
          <table:table-cell office:value-type="float" office:value="7293.7" calcext:value-type="float">
            <text:p>7293.7</text:p>
          </table:table-cell>
          <table:table-cell office:value-type="float" office:value="8886.2" calcext:value-type="float">
            <text:p>8886.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936.1" calcext:value-type="float">
            <text:p>4936.1</text:p>
          </table:table-cell>
          <table:table-cell office:value-type="float" office:value="7978.3" calcext:value-type="float">
            <text:p>7978.3</text:p>
          </table:table-cell>
          <table:table-cell office:value-type="float" office:value="9105" calcext:value-type="float">
            <text:p>910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929.9" calcext:value-type="float">
            <text:p>5929.9</text:p>
          </table:table-cell>
          <table:table-cell office:value-type="float" office:value="7263" calcext:value-type="float">
            <text:p>7263</text:p>
          </table:table-cell>
          <table:table-cell office:value-type="float" office:value="8619" calcext:value-type="float">
            <text:p>861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934.1" calcext:value-type="float">
            <text:p>4934.1</text:p>
          </table:table-cell>
          <table:table-cell office:value-type="float" office:value="7431.7" calcext:value-type="float">
            <text:p>7431.7</text:p>
          </table:table-cell>
          <table:table-cell office:value-type="float" office:value="8425.4" calcext:value-type="float">
            <text:p>8425.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298.8" calcext:value-type="float">
            <text:p>5298.8</text:p>
          </table:table-cell>
          <table:table-cell office:value-type="float" office:value="8049.9" calcext:value-type="float">
            <text:p>8049.9</text:p>
          </table:table-cell>
          <table:table-cell office:value-type="float" office:value="8840.1" calcext:value-type="float">
            <text:p>8840.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131.5" calcext:value-type="float">
            <text:p>4131.5</text:p>
          </table:table-cell>
          <table:table-cell office:value-type="float" office:value="6742.9" calcext:value-type="float">
            <text:p>6742.9</text:p>
          </table:table-cell>
          <table:table-cell office:value-type="float" office:value="8968.5" calcext:value-type="float">
            <text:p>8968.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529.5" calcext:value-type="float">
            <text:p>3529.5</text:p>
          </table:table-cell>
          <table:table-cell office:value-type="float" office:value="7687.5" calcext:value-type="float">
            <text:p>7687.5</text:p>
          </table:table-cell>
          <table:table-cell office:value-type="float" office:value="8647.5" calcext:value-type="float">
            <text:p>8647.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281" calcext:value-type="float">
            <text:p>5281</text:p>
          </table:table-cell>
          <table:table-cell office:value-type="float" office:value="7605" calcext:value-type="float">
            <text:p>7605</text:p>
          </table:table-cell>
          <table:table-cell office:value-type="float" office:value="8920.2" calcext:value-type="float">
            <text:p>8920.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5755.7" calcext:value-type="float">
            <text:p>5755.7</text:p>
          </table:table-cell>
          <table:table-cell office:value-type="float" office:value="7601.5" calcext:value-type="float">
            <text:p>7601.5</text:p>
          </table:table-cell>
          <table:table-cell office:value-type="float" office:value="8558.6" calcext:value-type="float">
            <text:p>8558.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5351.7" calcext:value-type="float">
            <text:p>5351.7</text:p>
          </table:table-cell>
          <table:table-cell office:value-type="float" office:value="8268.6" calcext:value-type="float">
            <text:p>8268.6</text:p>
          </table:table-cell>
          <table:table-cell office:value-type="float" office:value="8361.7" calcext:value-type="float">
            <text:p>8361.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906.1" calcext:value-type="float">
            <text:p>4906.1</text:p>
          </table:table-cell>
          <table:table-cell office:value-type="float" office:value="8076.6" calcext:value-type="float">
            <text:p>8076.6</text:p>
          </table:table-cell>
          <table:table-cell office:value-type="float" office:value="8761.9" calcext:value-type="float">
            <text:p>8761.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038" calcext:value-type="float">
            <text:p>4038</text:p>
          </table:table-cell>
          <table:table-cell office:value-type="float" office:value="7373.7" calcext:value-type="float">
            <text:p>7373.7</text:p>
          </table:table-cell>
          <table:table-cell office:value-type="float" office:value="9077.5" calcext:value-type="float">
            <text:p>9077.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708.5" calcext:value-type="float">
            <text:p>4708.5</text:p>
          </table:table-cell>
          <table:table-cell office:value-type="float" office:value="6986.2" calcext:value-type="float">
            <text:p>6986.2</text:p>
          </table:table-cell>
          <table:table-cell office:value-type="float" office:value="8976.6" calcext:value-type="float">
            <text:p>8976.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684.5" calcext:value-type="float">
            <text:p>4684.5</text:p>
          </table:table-cell>
          <table:table-cell office:value-type="float" office:value="7558.5" calcext:value-type="float">
            <text:p>7558.5</text:p>
          </table:table-cell>
          <table:table-cell office:value-type="float" office:value="8853.3" calcext:value-type="float">
            <text:p>8853.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698.3" calcext:value-type="float">
            <text:p>1698.3</text:p>
          </table:table-cell>
          <table:table-cell office:value-type="float" office:value="7993" calcext:value-type="float">
            <text:p>7993</text:p>
          </table:table-cell>
          <table:table-cell office:value-type="float" office:value="8864.8" calcext:value-type="float">
            <text:p>8864.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20.9" calcext:value-type="float">
            <text:p>220.9</text:p>
          </table:table-cell>
          <table:table-cell office:value-type="float" office:value="7419" calcext:value-type="float">
            <text:p>7419</text:p>
          </table:table-cell>
          <table:table-cell office:value-type="float" office:value="8806.7" calcext:value-type="float">
            <text:p>8806.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37.8" calcext:value-type="float">
            <text:p>237.8</text:p>
          </table:table-cell>
          <table:table-cell office:value-type="float" office:value="7478" calcext:value-type="float">
            <text:p>7478</text:p>
          </table:table-cell>
          <table:table-cell office:value-type="float" office:value="8443.6" calcext:value-type="float">
            <text:p>8443.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35.5" calcext:value-type="float">
            <text:p>235.5</text:p>
          </table:table-cell>
          <table:table-cell office:value-type="float" office:value="6712.7" calcext:value-type="float">
            <text:p>6712.7</text:p>
          </table:table-cell>
          <table:table-cell office:value-type="float" office:value="8921.6" calcext:value-type="float">
            <text:p>8921.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31.1" calcext:value-type="float">
            <text:p>231.1</text:p>
          </table:table-cell>
          <table:table-cell office:value-type="float" office:value="7654.8" calcext:value-type="float">
            <text:p>7654.8</text:p>
          </table:table-cell>
          <table:table-cell office:value-type="float" office:value="8787.5" calcext:value-type="float">
            <text:p>8787.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00.8" calcext:value-type="float">
            <text:p>200.8</text:p>
          </table:table-cell>
          <table:table-cell office:value-type="float" office:value="7512.7" calcext:value-type="float">
            <text:p>7512.7</text:p>
          </table:table-cell>
          <table:table-cell office:value-type="float" office:value="8600.3" calcext:value-type="float">
            <text:p>8600.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29.5" calcext:value-type="float">
            <text:p>229.5</text:p>
          </table:table-cell>
          <table:table-cell office:value-type="float" office:value="7701.2" calcext:value-type="float">
            <text:p>7701.2</text:p>
          </table:table-cell>
          <table:table-cell office:value-type="float" office:value="8469.6" calcext:value-type="float">
            <text:p>8469.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98.4" calcext:value-type="float">
            <text:p>198.4</text:p>
          </table:table-cell>
          <table:table-cell office:value-type="float" office:value="7594.1" calcext:value-type="float">
            <text:p>7594.1</text:p>
          </table:table-cell>
          <table:table-cell office:value-type="float" office:value="8608.1" calcext:value-type="float">
            <text:p>8608.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36.3" calcext:value-type="float">
            <text:p>236.3</text:p>
          </table:table-cell>
          <table:table-cell office:value-type="float" office:value="7606.2" calcext:value-type="float">
            <text:p>7606.2</text:p>
          </table:table-cell>
          <table:table-cell office:value-type="float" office:value="8347.1" calcext:value-type="float">
            <text:p>8347.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68.5" calcext:value-type="float">
            <text:p>268.5</text:p>
          </table:table-cell>
          <table:table-cell office:value-type="float" office:value="8314" calcext:value-type="float">
            <text:p>8314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80.1" calcext:value-type="float">
            <text:p>280.1</text:p>
          </table:table-cell>
          <table:table-cell office:value-type="float" office:value="7159.1" calcext:value-type="float">
            <text:p>7159.1</text:p>
          </table:table-cell>
          <table:table-cell office:value-type="float" office:value="9052.6" calcext:value-type="float">
            <text:p>9052.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88.6" calcext:value-type="float">
            <text:p>288.6</text:p>
          </table:table-cell>
          <table:table-cell office:value-type="float" office:value="7394.7" calcext:value-type="float">
            <text:p>7394.7</text:p>
          </table:table-cell>
          <table:table-cell office:value-type="float" office:value="8726.1" calcext:value-type="float">
            <text:p>8726.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74.4" calcext:value-type="float">
            <text:p>274.4</text:p>
          </table:table-cell>
          <table:table-cell office:value-type="float" office:value="7682.1" calcext:value-type="float">
            <text:p>7682.1</text:p>
          </table:table-cell>
          <table:table-cell office:value-type="float" office:value="8737.9" calcext:value-type="float">
            <text:p>8737.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78.3" calcext:value-type="float">
            <text:p>278.3</text:p>
          </table:table-cell>
          <table:table-cell office:value-type="float" office:value="7949.6" calcext:value-type="float">
            <text:p>7949.6</text:p>
          </table:table-cell>
          <table:table-cell office:value-type="float" office:value="8736.1" calcext:value-type="float">
            <text:p>8736.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77.7" calcext:value-type="float">
            <text:p>277.7</text:p>
          </table:table-cell>
          <table:table-cell/>
          <table:table-cell office:value-type="float" office:value="8759.1" calcext:value-type="float">
            <text:p>8759.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65.6" calcext:value-type="float">
            <text:p>265.6</text:p>
          </table:table-cell>
          <table:table-cell/>
          <table:table-cell office:value-type="float" office:value="8893.6" calcext:value-type="float">
            <text:p>8893.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79.8" calcext:value-type="float">
            <text:p>279.8</text:p>
          </table:table-cell>
          <table:table-cell/>
          <table:table-cell office:value-type="float" office:value="8900.7" calcext:value-type="float">
            <text:p>8900.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61.4" calcext:value-type="float">
            <text:p>261.4</text:p>
          </table:table-cell>
          <table:table-cell/>
          <table:table-cell office:value-type="float" office:value="8746.8" calcext:value-type="float">
            <text:p>8746.8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54.3" calcext:value-type="float">
            <text:p>254.3</text:p>
          </table:table-cell>
          <table:table-cell/>
          <table:table-cell office:value-type="float" office:value="9066.9" calcext:value-type="float">
            <text:p>9066.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68.4" calcext:value-type="float">
            <text:p>268.4</text:p>
          </table:table-cell>
          <table:table-cell/>
          <table:table-cell office:value-type="float" office:value="8659.4" calcext:value-type="float">
            <text:p>8659.4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70.7" calcext:value-type="float">
            <text:p>270.7</text:p>
          </table:table-cell>
          <table:table-cell/>
          <table:table-cell office:value-type="float" office:value="8420.7" calcext:value-type="float">
            <text:p>8420.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77.2" calcext:value-type="float">
            <text:p>277.2</text:p>
          </table:table-cell>
          <table:table-cell/>
          <table:table-cell office:value-type="float" office:value="8506.5" calcext:value-type="float">
            <text:p>8506.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8753.2" calcext:value-type="float">
            <text:p>8753.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64.5" calcext:value-type="float">
            <text:p>264.5</text:p>
          </table:table-cell>
          <table:table-cell/>
          <table:table-cell office:value-type="float" office:value="8459.4" calcext:value-type="float">
            <text:p>8459.4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87.7" calcext:value-type="float">
            <text:p>287.7</text:p>
          </table:table-cell>
          <table:table-cell/>
          <table:table-cell office:value-type="float" office:value="8666.1" calcext:value-type="float">
            <text:p>8666.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72.2" calcext:value-type="float">
            <text:p>272.2</text:p>
          </table:table-cell>
          <table:table-cell/>
          <table:table-cell office:value-type="float" office:value="8804" calcext:value-type="float">
            <text:p>88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7.5" calcext:value-type="float">
            <text:p>257.5</text:p>
          </table:table-cell>
          <table:table-cell/>
          <table:table-cell office:value-type="float" office:value="8524.6" calcext:value-type="float">
            <text:p>8524.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47.2" calcext:value-type="float">
            <text:p>247.2</text:p>
          </table:table-cell>
          <table:table-cell/>
          <table:table-cell office:value-type="float" office:value="8827.1" calcext:value-type="float">
            <text:p>8827.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55.7" calcext:value-type="float">
            <text:p>255.7</text:p>
          </table:table-cell>
          <table:table-cell/>
          <table:table-cell office:value-type="float" office:value="8935.6" calcext:value-type="float">
            <text:p>8935.6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72.8" calcext:value-type="float">
            <text:p>272.8</text:p>
          </table:table-cell>
          <table:table-cell/>
          <table:table-cell office:value-type="float" office:value="8817.7" calcext:value-type="float">
            <text:p>8817.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68.4" calcext:value-type="float">
            <text:p>268.4</text:p>
          </table:table-cell>
          <table:table-cell/>
          <table:table-cell office:value-type="float" office:value="9209.9" calcext:value-type="float">
            <text:p>9209.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22.1" calcext:value-type="float">
            <text:p>8722.1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82.2" calcext:value-type="float">
            <text:p>282.2</text:p>
          </table:table-cell>
          <table:table-cell/>
          <table:table-cell office:value-type="float" office:value="8356.1" calcext:value-type="float">
            <text:p>8356.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61.7" calcext:value-type="float">
            <text:p>261.7</text:p>
          </table:table-cell>
          <table:table-cell/>
          <table:table-cell office:value-type="float" office:value="8591.5" calcext:value-type="float">
            <text:p>8591.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65.7" calcext:value-type="float">
            <text:p>265.7</text:p>
          </table:table-cell>
          <table:table-cell/>
          <table:table-cell office:value-type="float" office:value="9125.8" calcext:value-type="float">
            <text:p>9125.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8942" calcext:value-type="float">
            <text:p>89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44.7" calcext:value-type="float">
            <text:p>244.7</text:p>
          </table:table-cell>
          <table:table-cell/>
          <table:table-cell office:value-type="float" office:value="8892.2" calcext:value-type="float">
            <text:p>8892.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84.2" calcext:value-type="float">
            <text:p>184.2</text:p>
          </table:table-cell>
          <table:table-cell/>
          <table:table-cell office:value-type="float" office:value="8743.9" calcext:value-type="float">
            <text:p>8743.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36.2" calcext:value-type="float">
            <text:p>236.2</text:p>
          </table:table-cell>
          <table:table-cell/>
          <table:table-cell office:value-type="float" office:value="8744.1" calcext:value-type="float">
            <text:p>8744.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30.4" calcext:value-type="float">
            <text:p>230.4</text:p>
          </table:table-cell>
          <table:table-cell/>
          <table:table-cell office:value-type="float" office:value="8949.2" calcext:value-type="float">
            <text:p>8949.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94.5" calcext:value-type="float">
            <text:p>194.5</text:p>
          </table:table-cell>
          <table:table-cell/>
          <table:table-cell office:value-type="float" office:value="8884.3" calcext:value-type="float">
            <text:p>8884.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13.3" calcext:value-type="float">
            <text:p>213.3</text:p>
          </table:table-cell>
          <table:table-cell/>
          <table:table-cell office:value-type="float" office:value="8778" calcext:value-type="float">
            <text:p>877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10.7" calcext:value-type="float">
            <text:p>210.7</text:p>
          </table:table-cell>
          <table:table-cell/>
          <table:table-cell office:value-type="float" office:value="8886.1" calcext:value-type="float">
            <text:p>8886.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38.4" calcext:value-type="float">
            <text:p>238.4</text:p>
          </table:table-cell>
          <table:table-cell/>
          <table:table-cell office:value-type="float" office:value="8612.8" calcext:value-type="float">
            <text:p>8612.8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96.2" calcext:value-type="float">
            <text:p>196.2</text:p>
          </table:table-cell>
          <table:table-cell/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67.1" calcext:value-type="float">
            <text:p>267.1</text:p>
          </table:table-cell>
          <table:table-cell/>
          <table:table-cell office:value-type="float" office:value="8463.7" calcext:value-type="float">
            <text:p>8463.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7.2" calcext:value-type="float">
            <text:p>277.2</text:p>
          </table:table-cell>
          <table:table-cell/>
          <table:table-cell office:value-type="float" office:value="8876.6" calcext:value-type="float">
            <text:p>8876.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82.7" calcext:value-type="float">
            <text:p>282.7</text:p>
          </table:table-cell>
          <table:table-cell/>
          <table:table-cell office:value-type="float" office:value="8891.3" calcext:value-type="float">
            <text:p>8891.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8763.7" calcext:value-type="float">
            <text:p>8763.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73.6" calcext:value-type="float">
            <text:p>273.6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56.9" calcext:value-type="float">
            <text:p>256.9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87.5" calcext:value-type="float">
            <text:p>287.5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29.9" calcext:value-type="float">
            <text:p>229.9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53.5" calcext:value-type="float">
            <text:p>153.5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05.3" calcext:value-type="float">
            <text:p>205.3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2.7" calcext:value-type="float">
            <text:p>202.7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09.3" calcext:value-type="float">
            <text:p>209.3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27.4" calcext:value-type="float">
            <text:p>227.4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.8" calcext:value-type="float">
            <text:p>200.8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99.6" calcext:value-type="float">
            <text:p>199.6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93.3" calcext:value-type="float">
            <text:p>193.3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81.1" calcext:value-type="float">
            <text:p>181.1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83.3" calcext:value-type="float">
            <text:p>183.3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1.6" calcext:value-type="float">
            <text:p>181.6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9.8" calcext:value-type="float">
            <text:p>179.8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1.8" calcext:value-type="float">
            <text:p>161.8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61.5" calcext:value-type="float">
            <text:p>161.5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62.2" calcext:value-type="float">
            <text:p>162.2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66.1" calcext:value-type="float">
            <text:p>166.1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74.6" calcext:value-type="float">
            <text:p>174.6</text:p>
          </table:table-cell>
          <table:table-cell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75.5" calcext:value-type="float">
            <text:p>175.5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49.3" calcext:value-type="float">
            <text:p>149.3</text:p>
          </table:table-cell>
          <table:table-cell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46.7" calcext:value-type="float">
            <text:p>146.7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8.1" calcext:value-type="float">
            <text:p>188.1</text:p>
          </table:table-cell>
          <table:table-cell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63.6" calcext:value-type="float">
            <text:p>163.6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57.5" calcext:value-type="float">
            <text:p>157.5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66.7" calcext:value-type="float">
            <text:p>166.7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00.3" calcext:value-type="float">
            <text:p>200.3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36.6" calcext:value-type="float">
            <text:p>136.6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62.8" calcext:value-type="float">
            <text:p>162.8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82.3" calcext:value-type="float">
            <text:p>182.3</text:p>
          </table:table-cell>
          <table:table-cell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93.6" calcext:value-type="float">
            <text:p>193.6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7.7" calcext:value-type="float">
            <text:p>177.7</text:p>
          </table:table-cell>
          <table:table-cell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74.6" calcext:value-type="float">
            <text:p>174.6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01.2" calcext:value-type="float">
            <text:p>201.2</text:p>
          </table:table-cell>
          <table:table-cell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62.9" calcext:value-type="float">
            <text:p>162.9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80.3" calcext:value-type="float">
            <text:p>180.3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72.9" calcext:value-type="float">
            <text:p>172.9</text:p>
          </table:table-cell>
          <table:table-cell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69.3" calcext:value-type="float">
            <text:p>169.3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96.6" calcext:value-type="float">
            <text:p>196.6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2.3" calcext:value-type="float">
            <text:p>192.3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25.4" calcext:value-type="float">
            <text:p>225.4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79.2" calcext:value-type="float">
            <text:p>279.2</text:p>
          </table:table-cell>
          <table:table-cell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87.7" calcext:value-type="float">
            <text:p>287.7</text:p>
          </table:table-cell>
          <table:table-cell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53.5" calcext:value-type="float">
            <text:p>253.5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03.4" calcext:value-type="float">
            <text:p>303.4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43.4" calcext:value-type="float">
            <text:p>243.4</text:p>
          </table:table-cell>
          <table:table-cell table:number-columns-repeated="2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66.6" calcext:value-type="float">
            <text:p>266.6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76.2" calcext:value-type="float">
            <text:p>276.2</text:p>
          </table:table-cell>
          <table:table-cell table:number-columns-repeated="2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60.5" calcext:value-type="float">
            <text:p>260.5</text:p>
          </table:table-cell>
          <table:table-cell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48.6" calcext:value-type="float">
            <text:p>248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0:41:02.24565646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28T08:28:00.563276077</meta:creation-date>
    <dc:date>2020-04-04T11:05:17.842932833</dc:date>
    <meta:editing-duration>PT42M31S</meta:editing-duration>
    <meta:editing-cycles>5</meta:editing-cycles>
    <meta:generator>LibreOffice/6.4.2.2$Linux_X86_64 LibreOffice_project/40$Build-2</meta:generator>
    <meta:document-statistic meta:table-count="2" meta:cell-count="1071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25cm" svg:y="0.316cm" chart:style-name="ch2">
          <text:p>Throghput</text:p>
        </chart:title>
        <chart:plot-area chart:style-name="ch3" table:cell-range-address="Lazowska.B13:Lazowska.C22" chart:data-source-has-labels="row" svg:x="1.331cm" svg:y="1.275cm" svg:width="14.349cm" svg:height="6.564cm">
          <chartooo:coordinate-region svg:x="2.323cm" svg:y="1.474cm" svg:width="13.077cm" svg:height="5.718cm"/>
          <chart:axis chart:dimension="x" chart:name="primary-x" chart:style-name="ch4">
            <chart:title svg:x="8.329cm" svg:y="8.019cm" chart:style-name="ch5">
              <text:p>N</text:p>
            </chart:title>
          </chart:axis>
          <chart:axis chart:dimension="y" chart:name="primary-y" chart:style-name="ch4">
            <chart:title svg:x="0.451cm" svg:y="4.72cm" chart:style-name="ch6">
              <text:p>X</text:p>
            </chart:title>
            <chart:grid chart:style-name="ch7" chart:class="major"/>
          </chart:axis>
          <chart:series chart:style-name="ch8" chart:values-cell-range-address="Lazowska.C13:Lazowska.C22" loext:label-string="throghput" chart:class="chart:scatter">
            <chart:domain table:cell-range-address="Lazowska.B13:Lazowska.B2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hroghp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zowska.B13:Lazowska.B22</svg:desc>
                </draw:g>
              </table:table-cell>
              <table:table-cell office:value-type="float" office:value="1917.38290359118">
                <text:p>1917.38290359118</text:p>
                <draw:g>
                  <svg:desc>Lazowska.C13:Lazowska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03.28169248709">
                <text:p>3903.28169248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64.10205169198">
                <text:p>4164.10205169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899.45380670086">
                <text:p>5899.45380670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06.60870723827">
                <text:p>4606.60870723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818.82971991874">
                <text:p>5818.82971991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410.5424394792">
                <text:p>4410.5424394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5390.0628972678">
                <text:p>5390.0628972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4820.52390133635">
                <text:p>4820.52390133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015.04233770546">
                <text:p>5015.04233770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69cm" svg:y="0.316cm" chart:style-name="ch2">
          <text:p>Response Time</text:p>
        </chart:title>
        <chart:plot-area chart:style-name="ch3" table:cell-range-address="Lazowska.B13:Lazowska.B22 Lazowska.L13:Lazowska.L22" svg:x="1.331cm" svg:y="1.275cm" svg:width="14.349cm" svg:height="6.564cm">
          <chartooo:coordinate-region svg:x="2.508cm" svg:y="1.474cm" svg:width="12.893cm" svg:height="5.718cm"/>
          <chart:axis chart:dimension="x" chart:name="primary-x" chart:style-name="ch4">
            <chart:title svg:x="8.329cm" svg:y="8.019cm" chart:style-name="ch5">
              <text:p>N</text:p>
            </chart:title>
          </chart:axis>
          <chart:axis chart:dimension="y" chart:name="primary-y" chart:style-name="ch4">
            <chart:title svg:x="0.451cm" svg:y="4.985cm" chart:style-name="ch6">
              <text:p>R[us]</text:p>
            </chart:title>
            <chart:grid chart:style-name="ch7" chart:class="major"/>
          </chart:axis>
          <chart:series chart:style-name="ch8" chart:values-cell-range-address="Lazowska.L13:Lazowska.L22" chart:class="chart:scatter">
            <chart:domain table:cell-range-address="Lazowska.B13:Lazowska.B2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zowska.B13:Lazowska.B22</svg:desc>
                </draw:g>
              </table:table-cell>
              <table:table-cell office:value-type="float" office:value="516.526434664767">
                <text:p>516.526434664767</text:p>
                <draw:g>
                  <svg:desc>Lazowska.L13:Lazowska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6.211801413366">
                <text:p>516.211801413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15.389452009816">
                <text:p>715.389452009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76.774307851213">
                <text:p>676.774307851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74.59962791589">
                <text:p>1074.59962791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712.51016632333">
                <text:p>1712.51016632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509.16044143331">
                <text:p>4509.16044143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5543.3060052975">
                <text:p>5543.3060052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0320.8761279737">
                <text:p>10320.8761279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9820.0460743668">
                <text:p>19820.04607436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0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56cm" svg:y="0.316cm" chart:style-name="ch2">
          <text:p>Predicting response time</text:p>
        </chart:title>
        <chart:plot-area chart:style-name="ch3" table:cell-range-address="Lazowska.B13:Lazowska.B18 Lazowska.L13:Lazowska.L22" svg:x="1.331cm" svg:y="1.275cm" svg:width="14.349cm" svg:height="6.564cm">
          <chartooo:coordinate-region svg:x="2.508cm" svg:y="1.474cm" svg:width="12.893cm" svg:height="5.718cm"/>
          <chart:axis chart:dimension="x" chart:name="primary-x" chart:style-name="ch4">
            <chart:title svg:x="8.329cm" svg:y="8.019cm" chart:style-name="ch5">
              <text:p>N</text:p>
            </chart:title>
          </chart:axis>
          <chart:axis chart:dimension="y" chart:name="primary-y" chart:style-name="ch4">
            <chart:title svg:x="0.451cm" svg:y="4.985cm" chart:style-name="ch6">
              <text:p>R[us]</text:p>
            </chart:title>
            <chart:grid chart:style-name="ch7" chart:class="major"/>
          </chart:axis>
          <chart:series chart:style-name="ch8" chart:values-cell-range-address="Lazowska.L13:Lazowska.L18" chart:class="chart:scatter">
            <chart:domain table:cell-range-address="Lazowska.B13:Lazowska.B18"/>
            <chart:regression-curve chart:style-name="ch9"/>
            <chart:data-point chart:repeated="6"/>
          </chart:series>
          <chart:series chart:style-name="ch10" chart:values-cell-range-address="Lazowska.L19:Lazowska.L22" chart:class="chart:scatter">
            <chart:domain table:cell-range-address="Lazowska.B19:Lazowska.B2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zowska.B13:Lazowska.B18</svg:desc>
                </draw:g>
              </table:table-cell>
              <table:table-cell office:value-type="float" office:value="516.526434664767">
                <text:p>516.526434664767</text:p>
                <draw:g>
                  <svg:desc>Lazowska.L13:Lazowska.L18</svg:desc>
                </draw:g>
              </table:table-cell>
              <table:table-cell office:value-type="float" office:value="20">
                <text:p>20</text:p>
                <draw:g>
                  <svg:desc>Lazowska.B19:Lazowska.B22</svg:desc>
                </draw:g>
              </table:table-cell>
              <table:table-cell office:value-type="float" office:value="4509.16044143331">
                <text:p>4509.16044143331</text:p>
                <draw:g>
                  <svg:desc>Lazowska.L19:Lazowska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6.211801413366">
                <text:p>516.211801413366</text:p>
              </table:table-cell>
              <table:table-cell office:value-type="float" office:value="30">
                <text:p>30</text:p>
              </table:table-cell>
              <table:table-cell office:value-type="float" office:value="5543.3060052975">
                <text:p>5543.306005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15.389452009816">
                <text:p>715.389452009816</text:p>
              </table:table-cell>
              <table:table-cell office:value-type="float" office:value="50">
                <text:p>50</text:p>
              </table:table-cell>
              <table:table-cell office:value-type="float" office:value="10320.8761279737">
                <text:p>10320.8761279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76.774307851213">
                <text:p>676.774307851213</text:p>
              </table:table-cell>
              <table:table-cell office:value-type="float" office:value="100">
                <text:p>100</text:p>
              </table:table-cell>
              <table:table-cell office:value-type="float" office:value="19820.0460743668">
                <text:p>19820.0460743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74.59962791589">
                <text:p>1074.5996279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712.51016632333">
                <text:p>1712.5101663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997cm" svg:height="20.248cm" xlink:href=".." xlink:type="simple" chart:class="chart:scatter" chart:style-name="ch1">
        <chart:title svg:x="16.803cm" svg:y="0.54cm" chart:style-name="ch2">
          <text:p>Throughput</text:p>
        </chart:title>
        <chart:legend chart:legend-position="end" svg:x="32.827cm" svg:y="9.327cm" style:legend-expansion="high" chart:style-name="ch3"/>
        <chart:plot-area chart:style-name="ch4" table:cell-range-address="'Long run'.A4:'Long run'.D247 'Long run'.B3:'Long run'.D3" chart:data-source-has-labels="row" svg:x="0.719cm" svg:y="1.723cm" svg:width="31.389cm" svg:height="17.14cm">
          <chartooo:coordinate-region svg:x="1.711cm" svg:y="1.922cm" svg:width="29.84cm" svg:height="16.294cm"/>
          <chart:axis chart:dimension="x" chart:name="primary-x" chart:style-name="ch5">
            <chart:title svg:x="15.721cm" svg:y="19.267cm" chart:style-name="ch6">
              <text:p>Second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Long run'.B4:'Long run'.B247" chart:label-cell-address="'Long run'.B3:'Long run'.B3" chart:class="chart:scatter">
            <chart:domain table:cell-range-address="'Long run'.A4:'Long run'.A247"/>
            <chart:data-point chart:repeated="244"/>
          </chart:series>
          <chart:series chart:style-name="ch9" chart:values-cell-range-address="'Long run'.C4:'Long run'.C247" chart:label-cell-address="'Long run'.C3:'Long run'.C3" chart:class="chart:scatter">
            <chart:data-point chart:repeated="244"/>
          </chart:series>
          <chart:series chart:style-name="ch10" chart:values-cell-range-address="'Long run'.D4:'Long run'.D247" chart:label-cell-address="'Long run'.D3:'Long run'.D3" chart:class="chart:scatter">
            <chart:data-point chart:repeated="2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'Long run'.B3:'Long run'.B3</svg:desc>
                </draw:g>
              </table:table-cell>
              <table:table-cell office:value-type="string">
                <text:p>X_raid_xfs</text:p>
                <draw:g>
                  <svg:desc>'Long run'.C3:'Long run'.C3</svg:desc>
                </draw:g>
              </table:table-cell>
              <table:table-cell office:value-type="string">
                <text:p>X_raid_ext4</text:p>
                <draw:g>
                  <svg:desc>'Long run'.D3:'Long run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Long run'.A4:'Long run'.A247</svg:desc>
                </draw:g>
              </table:table-cell>
              <table:table-cell office:value-type="float" office:value="4883.57">
                <text:p>4883.57</text:p>
                <draw:g>
                  <svg:desc>'Long run'.B4:'Long run'.B247</svg:desc>
                </draw:g>
              </table:table-cell>
              <table:table-cell office:value-type="float" office:value="5471.65">
                <text:p>5471.65</text:p>
                <draw:g>
                  <svg:desc>'Long run'.C4:'Long run'.C247</svg:desc>
                </draw:g>
              </table:table-cell>
              <table:table-cell office:value-type="float" office:value="7203.7">
                <text:p>7203.7</text:p>
                <draw:g>
                  <svg:desc>'Long run'.D4:'Long run'.D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070.6">
                <text:p>5070.6</text:p>
              </table:table-cell>
              <table:table-cell office:value-type="float" office:value="5530.3">
                <text:p>5530.3</text:p>
              </table:table-cell>
              <table:table-cell office:value-type="float" office:value="7500.8">
                <text:p>750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512.6">
                <text:p>5512.6</text:p>
              </table:table-cell>
              <table:table-cell office:value-type="float" office:value="6614.3">
                <text:p>6614.3</text:p>
              </table:table-cell>
              <table:table-cell office:value-type="float" office:value="7888.5">
                <text:p>788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6296">
                <text:p>6296</text:p>
              </table:table-cell>
              <table:table-cell office:value-type="float" office:value="6276.8">
                <text:p>6276.8</text:p>
              </table:table-cell>
              <table:table-cell office:value-type="float" office:value="8431.4">
                <text:p>843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478.2">
                <text:p>5478.2</text:p>
              </table:table-cell>
              <table:table-cell office:value-type="float" office:value="7547.2">
                <text:p>7547.2</text:p>
              </table:table-cell>
              <table:table-cell office:value-type="float" office:value="8647.7">
                <text:p>8647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621.6">
                <text:p>3621.6</text:p>
              </table:table-cell>
              <table:table-cell office:value-type="float" office:value="6656">
                <text:p>6656</text:p>
              </table:table-cell>
              <table:table-cell office:value-type="float" office:value="8389.6">
                <text:p>8389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057.3">
                <text:p>5057.3</text:p>
              </table:table-cell>
              <table:table-cell office:value-type="float" office:value="7298.4">
                <text:p>7298.4</text:p>
              </table:table-cell>
              <table:table-cell office:value-type="float" office:value="8508.4">
                <text:p>850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6026.1">
                <text:p>6026.1</text:p>
              </table:table-cell>
              <table:table-cell office:value-type="float" office:value="7517.3">
                <text:p>7517.3</text:p>
              </table:table-cell>
              <table:table-cell office:value-type="float" office:value="7624.6">
                <text:p>762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777.7">
                <text:p>5777.7</text:p>
              </table:table-cell>
              <table:table-cell office:value-type="float" office:value="7772.4">
                <text:p>7772.4</text:p>
              </table:table-cell>
              <table:table-cell office:value-type="float" office:value="8806.2">
                <text:p>880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924.1">
                <text:p>4924.1</text:p>
              </table:table-cell>
              <table:table-cell office:value-type="float" office:value="6916.2">
                <text:p>6916.2</text:p>
              </table:table-cell>
              <table:table-cell office:value-type="float" office:value="7243.2">
                <text:p>724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5285.4">
                <text:p>5285.4</text:p>
              </table:table-cell>
              <table:table-cell office:value-type="float" office:value="7685.2">
                <text:p>7685.2</text:p>
              </table:table-cell>
              <table:table-cell office:value-type="float" office:value="8734.8">
                <text:p>873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492.5">
                <text:p>3492.5</text:p>
              </table:table-cell>
              <table:table-cell office:value-type="float" office:value="7570.7">
                <text:p>7570.7</text:p>
              </table:table-cell>
              <table:table-cell office:value-type="float" office:value="8363.7">
                <text:p>836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4357.6">
                <text:p>4357.6</text:p>
              </table:table-cell>
              <table:table-cell office:value-type="float" office:value="7611.3">
                <text:p>7611.3</text:p>
              </table:table-cell>
              <table:table-cell office:value-type="float" office:value="8300.9">
                <text:p>830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5844">
                <text:p>5844</text:p>
              </table:table-cell>
              <table:table-cell office:value-type="float" office:value="8263.8">
                <text:p>8263.8</text:p>
              </table:table-cell>
              <table:table-cell office:value-type="float" office:value="8761.7">
                <text:p>876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5382.6">
                <text:p>5382.6</text:p>
              </table:table-cell>
              <table:table-cell office:value-type="float" office:value="7576.7">
                <text:p>7576.7</text:p>
              </table:table-cell>
              <table:table-cell office:value-type="float" office:value="8787.7">
                <text:p>8787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5508.8">
                <text:p>5508.8</text:p>
              </table:table-cell>
              <table:table-cell office:value-type="float" office:value="7586.6">
                <text:p>7586.6</text:p>
              </table:table-cell>
              <table:table-cell office:value-type="float" office:value="8146.4">
                <text:p>8146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4667.6">
                <text:p>4667.6</text:p>
              </table:table-cell>
              <table:table-cell office:value-type="float" office:value="8088.7">
                <text:p>8088.7</text:p>
              </table:table-cell>
              <table:table-cell office:value-type="float" office:value="8324.8">
                <text:p>8324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4781.8">
                <text:p>4781.8</text:p>
              </table:table-cell>
              <table:table-cell office:value-type="float" office:value="7399.5">
                <text:p>7399.5</text:p>
              </table:table-cell>
              <table:table-cell office:value-type="float" office:value="7569.4">
                <text:p>7569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3962.8">
                <text:p>3962.8</text:p>
              </table:table-cell>
              <table:table-cell office:value-type="float" office:value="7583.9">
                <text:p>7583.9</text:p>
              </table:table-cell>
              <table:table-cell office:value-type="float" office:value="8150.1">
                <text:p>815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206.1">
                <text:p>4206.1</text:p>
              </table:table-cell>
              <table:table-cell office:value-type="float" office:value="7878.1">
                <text:p>7878.1</text:p>
              </table:table-cell>
              <table:table-cell office:value-type="float" office:value="8284.5">
                <text:p>828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5837.9">
                <text:p>5837.9</text:p>
              </table:table-cell>
              <table:table-cell office:value-type="float" office:value="8514.1">
                <text:p>8514.1</text:p>
              </table:table-cell>
              <table:table-cell office:value-type="float" office:value="8473.7">
                <text:p>847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4829.3">
                <text:p>4829.3</text:p>
              </table:table-cell>
              <table:table-cell office:value-type="float" office:value="7624.2">
                <text:p>7624.2</text:p>
              </table:table-cell>
              <table:table-cell office:value-type="float" office:value="8169">
                <text:p>8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5614.6">
                <text:p>5614.6</text:p>
              </table:table-cell>
              <table:table-cell office:value-type="float" office:value="8040.6">
                <text:p>8040.6</text:p>
              </table:table-cell>
              <table:table-cell office:value-type="float" office:value="8551.6">
                <text:p>8551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4244.7">
                <text:p>4244.7</text:p>
              </table:table-cell>
              <table:table-cell office:value-type="float" office:value="7202.9">
                <text:p>7202.9</text:p>
              </table:table-cell>
              <table:table-cell office:value-type="float" office:value="8595.3">
                <text:p>859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4691.8">
                <text:p>4691.8</text:p>
              </table:table-cell>
              <table:table-cell office:value-type="float" office:value="7427.4">
                <text:p>7427.4</text:p>
              </table:table-cell>
              <table:table-cell office:value-type="float" office:value="8382.3">
                <text:p>8382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4087.6">
                <text:p>4087.6</text:p>
              </table:table-cell>
              <table:table-cell office:value-type="float" office:value="7675.8">
                <text:p>7675.8</text:p>
              </table:table-cell>
              <table:table-cell office:value-type="float" office:value="8691.1">
                <text:p>8691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6107.5">
                <text:p>6107.5</text:p>
              </table:table-cell>
              <table:table-cell office:value-type="float" office:value="8074.7">
                <text:p>8074.7</text:p>
              </table:table-cell>
              <table:table-cell office:value-type="float" office:value="8780.8">
                <text:p>878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5568.9">
                <text:p>5568.9</text:p>
              </table:table-cell>
              <table:table-cell office:value-type="float" office:value="7404.3">
                <text:p>7404.3</text:p>
              </table:table-cell>
              <table:table-cell office:value-type="float" office:value="8579.4">
                <text:p>8579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5610.9">
                <text:p>5610.9</text:p>
              </table:table-cell>
              <table:table-cell office:value-type="float" office:value="8498.8">
                <text:p>8498.8</text:p>
              </table:table-cell>
              <table:table-cell office:value-type="float" office:value="8835.6">
                <text:p>883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5183.4">
                <text:p>5183.4</text:p>
              </table:table-cell>
              <table:table-cell office:value-type="float" office:value="7677.4">
                <text:p>7677.4</text:p>
              </table:table-cell>
              <table:table-cell office:value-type="float" office:value="8798.1">
                <text:p>8798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3462.7">
                <text:p>3462.7</text:p>
              </table:table-cell>
              <table:table-cell office:value-type="float" office:value="7471.1">
                <text:p>7471.1</text:p>
              </table:table-cell>
              <table:table-cell office:value-type="float" office:value="8493.1">
                <text:p>849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3669.5">
                <text:p>3669.5</text:p>
              </table:table-cell>
              <table:table-cell office:value-type="float" office:value="7272.2">
                <text:p>7272.2</text:p>
              </table:table-cell>
              <table:table-cell office:value-type="float" office:value="8501.2">
                <text:p>8501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5869.9">
                <text:p>5869.9</text:p>
              </table:table-cell>
              <table:table-cell office:value-type="float" office:value="7769.9">
                <text:p>7769.9</text:p>
              </table:table-cell>
              <table:table-cell office:value-type="float" office:value="8588.2">
                <text:p>8588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5394.4">
                <text:p>5394.4</text:p>
              </table:table-cell>
              <table:table-cell office:value-type="float" office:value="7132">
                <text:p>7132</text:p>
              </table:table-cell>
              <table:table-cell office:value-type="float" office:value="8789.8">
                <text:p>8789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5109.7">
                <text:p>5109.7</text:p>
              </table:table-cell>
              <table:table-cell office:value-type="float" office:value="7970.6">
                <text:p>7970.6</text:p>
              </table:table-cell>
              <table:table-cell office:value-type="float" office:value="8530.6">
                <text:p>8530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5273.1">
                <text:p>5273.1</text:p>
              </table:table-cell>
              <table:table-cell office:value-type="float" office:value="8506.4">
                <text:p>8506.4</text:p>
              </table:table-cell>
              <table:table-cell office:value-type="float" office:value="8452.1">
                <text:p>845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4478.5">
                <text:p>4478.5</text:p>
              </table:table-cell>
              <table:table-cell office:value-type="float" office:value="7209">
                <text:p>7209</text:p>
              </table:table-cell>
              <table:table-cell office:value-type="float" office:value="8692.4">
                <text:p>869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4404">
                <text:p>4404</text:p>
              </table:table-cell>
              <table:table-cell office:value-type="float" office:value="7547.9">
                <text:p>7547.9</text:p>
              </table:table-cell>
              <table:table-cell office:value-type="float" office:value="8307.2">
                <text:p>8307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4594.9">
                <text:p>4594.9</text:p>
              </table:table-cell>
              <table:table-cell office:value-type="float" office:value="7929.5">
                <text:p>7929.5</text:p>
              </table:table-cell>
              <table:table-cell office:value-type="float" office:value="8818.6">
                <text:p>881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5011">
                <text:p>5011</text:p>
              </table:table-cell>
              <table:table-cell office:value-type="float" office:value="8016.6">
                <text:p>8016.6</text:p>
              </table:table-cell>
              <table:table-cell office:value-type="float" office:value="8757.9">
                <text:p>8757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5417.6">
                <text:p>5417.6</text:p>
              </table:table-cell>
              <table:table-cell office:value-type="float" office:value="7502.1">
                <text:p>7502.1</text:p>
              </table:table-cell>
              <table:table-cell office:value-type="float" office:value="8536.4">
                <text:p>8536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5607.3">
                <text:p>5607.3</text:p>
              </table:table-cell>
              <table:table-cell office:value-type="float" office:value="7953.7">
                <text:p>7953.7</text:p>
              </table:table-cell>
              <table:table-cell office:value-type="float" office:value="8651">
                <text:p>8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4154.9">
                <text:p>4154.9</text:p>
              </table:table-cell>
              <table:table-cell office:value-type="float" office:value="7351.9">
                <text:p>7351.9</text:p>
              </table:table-cell>
              <table:table-cell office:value-type="float" office:value="8365.4">
                <text:p>8365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4454.06">
                <text:p>4454.06</text:p>
              </table:table-cell>
              <table:table-cell office:value-type="float" office:value="7611.2">
                <text:p>7611.2</text:p>
              </table:table-cell>
              <table:table-cell office:value-type="float" office:value="8519">
                <text:p>85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3904.37">
                <text:p>3904.37</text:p>
              </table:table-cell>
              <table:table-cell office:value-type="float" office:value="7487.4">
                <text:p>7487.4</text:p>
              </table:table-cell>
              <table:table-cell office:value-type="float" office:value="8815.6">
                <text:p>8815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6054.6">
                <text:p>6054.6</text:p>
              </table:table-cell>
              <table:table-cell office:value-type="float" office:value="8315.5">
                <text:p>8315.5</text:p>
              </table:table-cell>
              <table:table-cell office:value-type="float" office:value="8433">
                <text:p>84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5008.7">
                <text:p>5008.7</text:p>
              </table:table-cell>
              <table:table-cell office:value-type="float" office:value="7828.8">
                <text:p>7828.8</text:p>
              </table:table-cell>
              <table:table-cell office:value-type="float" office:value="8450.6">
                <text:p>8450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4898.5">
                <text:p>4898.5</text:p>
              </table:table-cell>
              <table:table-cell office:value-type="float" office:value="7611.7">
                <text:p>7611.7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5778.4">
                <text:p>5778.4</text:p>
              </table:table-cell>
              <table:table-cell office:value-type="float" office:value="7702.3">
                <text:p>7702.3</text:p>
              </table:table-cell>
              <table:table-cell office:value-type="float" office:value="8470.9">
                <text:p>8470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3842.6">
                <text:p>3842.6</text:p>
              </table:table-cell>
              <table:table-cell office:value-type="float" office:value="7179.6">
                <text:p>7179.6</text:p>
              </table:table-cell>
              <table:table-cell office:value-type="float" office:value="8113.7">
                <text:p>8113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4268.2">
                <text:p>4268.2</text:p>
              </table:table-cell>
              <table:table-cell office:value-type="float" office:value="7838.3">
                <text:p>7838.3</text:p>
              </table:table-cell>
              <table:table-cell office:value-type="float" office:value="8392.8">
                <text:p>8392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4822.4">
                <text:p>4822.4</text:p>
              </table:table-cell>
              <table:table-cell office:value-type="float" office:value="7707.4">
                <text:p>7707.4</text:p>
              </table:table-cell>
              <table:table-cell office:value-type="float" office:value="8839.5">
                <text:p>883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6066.9">
                <text:p>6066.9</text:p>
              </table:table-cell>
              <table:table-cell office:value-type="float" office:value="7634.9">
                <text:p>7634.9</text:p>
              </table:table-cell>
              <table:table-cell office:value-type="float" office:value="8647.5">
                <text:p>864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4604">
                <text:p>4604</text:p>
              </table:table-cell>
              <table:table-cell office:value-type="float" office:value="7957.4">
                <text:p>7957.4</text:p>
              </table:table-cell>
              <table:table-cell office:value-type="float" office:value="8946.1">
                <text:p>8946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5128.1">
                <text:p>5128.1</text:p>
              </table:table-cell>
              <table:table-cell office:value-type="float" office:value="7920.3">
                <text:p>7920.3</text:p>
              </table:table-cell>
              <table:table-cell office:value-type="float" office:value="8725.4">
                <text:p>8725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4362.4">
                <text:p>4362.4</text:p>
              </table:table-cell>
              <table:table-cell office:value-type="float" office:value="7546">
                <text:p>7546</text:p>
              </table:table-cell>
              <table:table-cell office:value-type="float" office:value="8383.7">
                <text:p>8383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4290.4">
                <text:p>4290.4</text:p>
              </table:table-cell>
              <table:table-cell office:value-type="float" office:value="7663.4">
                <text:p>7663.4</text:p>
              </table:table-cell>
              <table:table-cell office:value-type="float" office:value="8790">
                <text:p>87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4997.1">
                <text:p>4997.1</text:p>
              </table:table-cell>
              <table:table-cell office:value-type="float" office:value="7748.4">
                <text:p>7748.4</text:p>
              </table:table-cell>
              <table:table-cell office:value-type="float" office:value="8873.3">
                <text:p>8873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5573.4">
                <text:p>5573.4</text:p>
              </table:table-cell>
              <table:table-cell office:value-type="float" office:value="7898.4">
                <text:p>7898.4</text:p>
              </table:table-cell>
              <table:table-cell office:value-type="float" office:value="8717.5">
                <text:p>871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5529.5">
                <text:p>5529.5</text:p>
              </table:table-cell>
              <table:table-cell office:value-type="float" office:value="7862.8">
                <text:p>7862.8</text:p>
              </table:table-cell>
              <table:table-cell office:value-type="float" office:value="8915">
                <text:p>89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5378.9">
                <text:p>5378.9</text:p>
              </table:table-cell>
              <table:table-cell office:value-type="float" office:value="7668.4">
                <text:p>7668.4</text:p>
              </table:table-cell>
              <table:table-cell office:value-type="float" office:value="8903.8">
                <text:p>8903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4104.3">
                <text:p>4104.3</text:p>
              </table:table-cell>
              <table:table-cell office:value-type="float" office:value="6972.8">
                <text:p>6972.8</text:p>
              </table:table-cell>
              <table:table-cell office:value-type="float" office:value="8429.6">
                <text:p>8429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4488.7">
                <text:p>4488.7</text:p>
              </table:table-cell>
              <table:table-cell office:value-type="float" office:value="7353.7">
                <text:p>7353.7</text:p>
              </table:table-cell>
              <table:table-cell office:value-type="float" office:value="8796.2">
                <text:p>8796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4020.1">
                <text:p>4020.1</text:p>
              </table:table-cell>
              <table:table-cell office:value-type="float" office:value="7750.8">
                <text:p>7750.8</text:p>
              </table:table-cell>
              <table:table-cell office:value-type="float" office:value="8898.9">
                <text:p>889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5100.3">
                <text:p>5100.3</text:p>
              </table:table-cell>
              <table:table-cell office:value-type="float" office:value="7491.9">
                <text:p>7491.9</text:p>
              </table:table-cell>
              <table:table-cell office:value-type="float" office:value="8652.1">
                <text:p>8652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6002.9">
                <text:p>6002.9</text:p>
              </table:table-cell>
              <table:table-cell office:value-type="float" office:value="7662.4">
                <text:p>7662.4</text:p>
              </table:table-cell>
              <table:table-cell office:value-type="float" office:value="8859.6">
                <text:p>8859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5085.2">
                <text:p>5085.2</text:p>
              </table:table-cell>
              <table:table-cell office:value-type="float" office:value="8231.5">
                <text:p>8231.5</text:p>
              </table:table-cell>
              <table:table-cell office:value-type="float" office:value="8518">
                <text:p>85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5027.7">
                <text:p>5027.7</text:p>
              </table:table-cell>
              <table:table-cell office:value-type="float" office:value="7217.9">
                <text:p>7217.9</text:p>
              </table:table-cell>
              <table:table-cell office:value-type="float" office:value="8441.5">
                <text:p>844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4687.5">
                <text:p>4687.5</text:p>
              </table:table-cell>
              <table:table-cell office:value-type="float" office:value="7510.2">
                <text:p>7510.2</text:p>
              </table:table-cell>
              <table:table-cell office:value-type="float" office:value="8687.6">
                <text:p>8687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442.8">
                <text:p>3442.8</text:p>
              </table:table-cell>
              <table:table-cell office:value-type="float" office:value="7579.1">
                <text:p>7579.1</text:p>
              </table:table-cell>
              <table:table-cell office:value-type="float" office:value="8911.9">
                <text:p>8911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5775.7">
                <text:p>5775.7</text:p>
              </table:table-cell>
              <table:table-cell office:value-type="float" office:value="7667.2">
                <text:p>7667.2</text:p>
              </table:table-cell>
              <table:table-cell office:value-type="float" office:value="8748.8">
                <text:p>8748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5245.7">
                <text:p>5245.7</text:p>
              </table:table-cell>
              <table:table-cell office:value-type="float" office:value="7749.1">
                <text:p>7749.1</text:p>
              </table:table-cell>
              <table:table-cell office:value-type="float" office:value="8961.7">
                <text:p>8961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5584.4">
                <text:p>5584.4</text:p>
              </table:table-cell>
              <table:table-cell office:value-type="float" office:value="7586.4">
                <text:p>7586.4</text:p>
              </table:table-cell>
              <table:table-cell office:value-type="float" office:value="8816.8">
                <text:p>8816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4953.2">
                <text:p>4953.2</text:p>
              </table:table-cell>
              <table:table-cell office:value-type="float" office:value="8166.6">
                <text:p>8166.6</text:p>
              </table:table-cell>
              <table:table-cell office:value-type="float" office:value="8463.8">
                <text:p>8463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4554.6">
                <text:p>4554.6</text:p>
              </table:table-cell>
              <table:table-cell office:value-type="float" office:value="7302.5">
                <text:p>7302.5</text:p>
              </table:table-cell>
              <table:table-cell office:value-type="float" office:value="8788.5">
                <text:p>8788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147.1">
                <text:p>3147.1</text:p>
              </table:table-cell>
              <table:table-cell office:value-type="float" office:value="7589">
                <text:p>7589</text:p>
              </table:table-cell>
              <table:table-cell office:value-type="float" office:value="8777.6">
                <text:p>8777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5591.2">
                <text:p>5591.2</text:p>
              </table:table-cell>
              <table:table-cell office:value-type="float" office:value="6866.9">
                <text:p>6866.9</text:p>
              </table:table-cell>
              <table:table-cell office:value-type="float" office:value="8765.7">
                <text:p>8765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5220.5">
                <text:p>5220.5</text:p>
              </table:table-cell>
              <table:table-cell office:value-type="float" office:value="7755.7">
                <text:p>7755.7</text:p>
              </table:table-cell>
              <table:table-cell office:value-type="float" office:value="8941.5">
                <text:p>894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6216.6">
                <text:p>6216.6</text:p>
              </table:table-cell>
              <table:table-cell office:value-type="float" office:value="8164.4">
                <text:p>8164.4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4451.2">
                <text:p>4451.2</text:p>
              </table:table-cell>
              <table:table-cell office:value-type="float" office:value="7725.2">
                <text:p>7725.2</text:p>
              </table:table-cell>
              <table:table-cell office:value-type="float" office:value="8506.3">
                <text:p>8506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4981.9">
                <text:p>4981.9</text:p>
              </table:table-cell>
              <table:table-cell office:value-type="float" office:value="7687.6">
                <text:p>7687.6</text:p>
              </table:table-cell>
              <table:table-cell office:value-type="float" office:value="8635.4">
                <text:p>8635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3244.1">
                <text:p>3244.1</text:p>
              </table:table-cell>
              <table:table-cell office:value-type="float" office:value="7696.2">
                <text:p>7696.2</text:p>
              </table:table-cell>
              <table:table-cell office:value-type="float" office:value="8821.8">
                <text:p>8821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5832.5">
                <text:p>5832.5</text:p>
              </table:table-cell>
              <table:table-cell office:value-type="float" office:value="7640.7">
                <text:p>7640.7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4924.5">
                <text:p>4924.5</text:p>
              </table:table-cell>
              <table:table-cell office:value-type="float" office:value="8011.4">
                <text:p>8011.4</text:p>
              </table:table-cell>
              <table:table-cell office:value-type="float" office:value="8523.1">
                <text:p>8523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5883.9">
                <text:p>5883.9</text:p>
              </table:table-cell>
              <table:table-cell office:value-type="float" office:value="7849.4">
                <text:p>7849.4</text:p>
              </table:table-cell>
              <table:table-cell office:value-type="float" office:value="8530">
                <text:p>85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4847.6">
                <text:p>4847.6</text:p>
              </table:table-cell>
              <table:table-cell office:value-type="float" office:value="7884.2">
                <text:p>7884.2</text:p>
              </table:table-cell>
              <table:table-cell office:value-type="float" office:value="8388.1">
                <text:p>8388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4622.8">
                <text:p>4622.8</text:p>
              </table:table-cell>
              <table:table-cell office:value-type="float" office:value="7723.2">
                <text:p>7723.2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3926.4">
                <text:p>3926.4</text:p>
              </table:table-cell>
              <table:table-cell office:value-type="float" office:value="7647.5">
                <text:p>7647.5</text:p>
              </table:table-cell>
              <table:table-cell office:value-type="float" office:value="8540.7">
                <text:p>8540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4716.4">
                <text:p>4716.4</text:p>
              </table:table-cell>
              <table:table-cell office:value-type="float" office:value="7873.2">
                <text:p>7873.2</text:p>
              </table:table-cell>
              <table:table-cell office:value-type="float" office:value="8703.5">
                <text:p>8703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628.4">
                <text:p>5628.4</text:p>
              </table:table-cell>
              <table:table-cell office:value-type="float" office:value="8145.7">
                <text:p>8145.7</text:p>
              </table:table-cell>
              <table:table-cell office:value-type="float" office:value="8561.2">
                <text:p>8561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5944.2">
                <text:p>5944.2</text:p>
              </table:table-cell>
              <table:table-cell office:value-type="float" office:value="8000.4">
                <text:p>8000.4</text:p>
              </table:table-cell>
              <table:table-cell office:value-type="float" office:value="8518.7">
                <text:p>8518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003">
                <text:p>5003</text:p>
              </table:table-cell>
              <table:table-cell office:value-type="float" office:value="7915.5">
                <text:p>7915.5</text:p>
              </table:table-cell>
              <table:table-cell office:value-type="float" office:value="8517.8">
                <text:p>8517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5127.4">
                <text:p>5127.4</text:p>
              </table:table-cell>
              <table:table-cell office:value-type="float" office:value="7997.5">
                <text:p>7997.5</text:p>
              </table:table-cell>
              <table:table-cell office:value-type="float" office:value="8019.7">
                <text:p>8019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3367.1">
                <text:p>3367.1</text:p>
              </table:table-cell>
              <table:table-cell office:value-type="float" office:value="7689.1">
                <text:p>7689.1</text:p>
              </table:table-cell>
              <table:table-cell office:value-type="float" office:value="8523.8">
                <text:p>8523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3719">
                <text:p>3719</text:p>
              </table:table-cell>
              <table:table-cell office:value-type="float" office:value="8016.1">
                <text:p>8016.1</text:p>
              </table:table-cell>
              <table:table-cell office:value-type="float" office:value="8637.5">
                <text:p>8637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5855.2">
                <text:p>5855.2</text:p>
              </table:table-cell>
              <table:table-cell office:value-type="float" office:value="7471.8">
                <text:p>7471.8</text:p>
              </table:table-cell>
              <table:table-cell office:value-type="float" office:value="8507.6">
                <text:p>8507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5549">
                <text:p>5549</text:p>
              </table:table-cell>
              <table:table-cell office:value-type="float" office:value="8188.8">
                <text:p>8188.8</text:p>
              </table:table-cell>
              <table:table-cell office:value-type="float" office:value="9011.2">
                <text:p>9011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5533.9">
                <text:p>5533.9</text:p>
              </table:table-cell>
              <table:table-cell office:value-type="float" office:value="7863.2">
                <text:p>7863.2</text:p>
              </table:table-cell>
              <table:table-cell office:value-type="float" office:value="8518.6">
                <text:p>8518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4832.4">
                <text:p>4832.4</text:p>
              </table:table-cell>
              <table:table-cell office:value-type="float" office:value="7307.3">
                <text:p>7307.3</text:p>
              </table:table-cell>
              <table:table-cell office:value-type="float" office:value="8332.9">
                <text:p>8332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4080.1">
                <text:p>4080.1</text:p>
              </table:table-cell>
              <table:table-cell office:value-type="float" office:value="7618.4">
                <text:p>7618.4</text:p>
              </table:table-cell>
              <table:table-cell office:value-type="float" office:value="8874.4">
                <text:p>8874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3169.3">
                <text:p>3169.3</text:p>
              </table:table-cell>
              <table:table-cell office:value-type="float" office:value="7836.6">
                <text:p>7836.6</text:p>
              </table:table-cell>
              <table:table-cell office:value-type="float" office:value="8892.7">
                <text:p>8892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4921.5">
                <text:p>4921.5</text:p>
              </table:table-cell>
              <table:table-cell office:value-type="float" office:value="7189.2">
                <text:p>7189.2</text:p>
              </table:table-cell>
              <table:table-cell office:value-type="float" office:value="8553.5">
                <text:p>8553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5993.2">
                <text:p>5993.2</text:p>
              </table:table-cell>
              <table:table-cell office:value-type="float" office:value="7406.7">
                <text:p>7406.7</text:p>
              </table:table-cell>
              <table:table-cell office:value-type="float" office:value="8898.4">
                <text:p>8898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5756.8">
                <text:p>5756.8</text:p>
              </table:table-cell>
              <table:table-cell office:value-type="float" office:value="8343.7">
                <text:p>8343.7</text:p>
              </table:table-cell>
              <table:table-cell office:value-type="float" office:value="8777.6">
                <text:p>8777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5144.9">
                <text:p>5144.9</text:p>
              </table:table-cell>
              <table:table-cell office:value-type="float" office:value="7574.7">
                <text:p>7574.7</text:p>
              </table:table-cell>
              <table:table-cell office:value-type="float" office:value="8406.3">
                <text:p>8406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4377.2">
                <text:p>4377.2</text:p>
              </table:table-cell>
              <table:table-cell office:value-type="float" office:value="7847.3">
                <text:p>7847.3</text:p>
              </table:table-cell>
              <table:table-cell office:value-type="float" office:value="8804.5">
                <text:p>8804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3766.2">
                <text:p>3766.2</text:p>
              </table:table-cell>
              <table:table-cell office:value-type="float" office:value="7783.3">
                <text:p>7783.3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4894.6">
                <text:p>4894.6</text:p>
              </table:table-cell>
              <table:table-cell office:value-type="float" office:value="7350.3">
                <text:p>7350.3</text:p>
              </table:table-cell>
              <table:table-cell office:value-type="float" office:value="8421.5">
                <text:p>8421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5710.7">
                <text:p>5710.7</text:p>
              </table:table-cell>
              <table:table-cell office:value-type="float" office:value="7756.4">
                <text:p>7756.4</text:p>
              </table:table-cell>
              <table:table-cell office:value-type="float" office:value="8560.6">
                <text:p>8560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5788.5">
                <text:p>5788.5</text:p>
              </table:table-cell>
              <table:table-cell office:value-type="float" office:value="8068.6">
                <text:p>8068.6</text:p>
              </table:table-cell>
              <table:table-cell office:value-type="float" office:value="8505.2">
                <text:p>8505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5392.5">
                <text:p>5392.5</text:p>
              </table:table-cell>
              <table:table-cell office:value-type="float" office:value="7254.5">
                <text:p>7254.5</text:p>
              </table:table-cell>
              <table:table-cell office:value-type="float" office:value="8235.9">
                <text:p>8235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4546.7">
                <text:p>4546.7</text:p>
              </table:table-cell>
              <table:table-cell office:value-type="float" office:value="7304.2">
                <text:p>7304.2</text:p>
              </table:table-cell>
              <table:table-cell office:value-type="float" office:value="8792.8">
                <text:p>8792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3988.2">
                <text:p>3988.2</text:p>
              </table:table-cell>
              <table:table-cell office:value-type="float" office:value="7468.9">
                <text:p>7468.9</text:p>
              </table:table-cell>
              <table:table-cell office:value-type="float" office:value="8975.2">
                <text:p>8975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4668.1">
                <text:p>4668.1</text:p>
              </table:table-cell>
              <table:table-cell office:value-type="float" office:value="7130.6">
                <text:p>7130.6</text:p>
              </table:table-cell>
              <table:table-cell office:value-type="float" office:value="8657.1">
                <text:p>8657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5449.6">
                <text:p>5449.6</text:p>
              </table:table-cell>
              <table:table-cell office:value-type="float" office:value="7671.7">
                <text:p>7671.7</text:p>
              </table:table-cell>
              <table:table-cell office:value-type="float" office:value="9119.9">
                <text:p>9119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5574.7">
                <text:p>5574.7</text:p>
              </table:table-cell>
              <table:table-cell office:value-type="float" office:value="7987.6">
                <text:p>7987.6</text:p>
              </table:table-cell>
              <table:table-cell office:value-type="float" office:value="9077.4">
                <text:p>9077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5534.1">
                <text:p>5534.1</text:p>
              </table:table-cell>
              <table:table-cell office:value-type="float" office:value="8051.1">
                <text:p>8051.1</text:p>
              </table:table-cell>
              <table:table-cell office:value-type="float" office:value="8408.2">
                <text:p>8408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4337.5">
                <text:p>4337.5</text:p>
              </table:table-cell>
              <table:table-cell office:value-type="float" office:value="7202.8">
                <text:p>7202.8</text:p>
              </table:table-cell>
              <table:table-cell office:value-type="float" office:value="8770.2">
                <text:p>8770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4509.1">
                <text:p>4509.1</text:p>
              </table:table-cell>
              <table:table-cell office:value-type="float" office:value="7622.8">
                <text:p>7622.8</text:p>
              </table:table-cell>
              <table:table-cell office:value-type="float" office:value="8994.6">
                <text:p>8994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3764">
                <text:p>3764</text:p>
              </table:table-cell>
              <table:table-cell office:value-type="float" office:value="7293.7">
                <text:p>7293.7</text:p>
              </table:table-cell>
              <table:table-cell office:value-type="float" office:value="8886.2">
                <text:p>8886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4936.1">
                <text:p>4936.1</text:p>
              </table:table-cell>
              <table:table-cell office:value-type="float" office:value="7978.3">
                <text:p>7978.3</text:p>
              </table:table-cell>
              <table:table-cell office:value-type="float" office:value="9105">
                <text:p>9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5929.9">
                <text:p>5929.9</text:p>
              </table:table-cell>
              <table:table-cell office:value-type="float" office:value="7263">
                <text:p>7263</text:p>
              </table:table-cell>
              <table:table-cell office:value-type="float" office:value="8619">
                <text:p>86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4934.1">
                <text:p>4934.1</text:p>
              </table:table-cell>
              <table:table-cell office:value-type="float" office:value="7431.7">
                <text:p>7431.7</text:p>
              </table:table-cell>
              <table:table-cell office:value-type="float" office:value="8425.4">
                <text:p>8425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5298.8">
                <text:p>5298.8</text:p>
              </table:table-cell>
              <table:table-cell office:value-type="float" office:value="8049.9">
                <text:p>8049.9</text:p>
              </table:table-cell>
              <table:table-cell office:value-type="float" office:value="8840.1">
                <text:p>8840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4131.5">
                <text:p>4131.5</text:p>
              </table:table-cell>
              <table:table-cell office:value-type="float" office:value="6742.9">
                <text:p>6742.9</text:p>
              </table:table-cell>
              <table:table-cell office:value-type="float" office:value="8968.5">
                <text:p>8968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3529.5">
                <text:p>3529.5</text:p>
              </table:table-cell>
              <table:table-cell office:value-type="float" office:value="7687.5">
                <text:p>7687.5</text:p>
              </table:table-cell>
              <table:table-cell office:value-type="float" office:value="8647.5">
                <text:p>8647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5281">
                <text:p>5281</text:p>
              </table:table-cell>
              <table:table-cell office:value-type="float" office:value="7605">
                <text:p>7605</text:p>
              </table:table-cell>
              <table:table-cell office:value-type="float" office:value="8920.2">
                <text:p>8920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5755.7">
                <text:p>5755.7</text:p>
              </table:table-cell>
              <table:table-cell office:value-type="float" office:value="7601.5">
                <text:p>7601.5</text:p>
              </table:table-cell>
              <table:table-cell office:value-type="float" office:value="8558.6">
                <text:p>8558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5351.7">
                <text:p>5351.7</text:p>
              </table:table-cell>
              <table:table-cell office:value-type="float" office:value="8268.6">
                <text:p>8268.6</text:p>
              </table:table-cell>
              <table:table-cell office:value-type="float" office:value="8361.7">
                <text:p>8361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4906.1">
                <text:p>4906.1</text:p>
              </table:table-cell>
              <table:table-cell office:value-type="float" office:value="8076.6">
                <text:p>8076.6</text:p>
              </table:table-cell>
              <table:table-cell office:value-type="float" office:value="8761.9">
                <text:p>8761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4038">
                <text:p>4038</text:p>
              </table:table-cell>
              <table:table-cell office:value-type="float" office:value="7373.7">
                <text:p>7373.7</text:p>
              </table:table-cell>
              <table:table-cell office:value-type="float" office:value="9077.5">
                <text:p>9077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4708.5">
                <text:p>4708.5</text:p>
              </table:table-cell>
              <table:table-cell office:value-type="float" office:value="6986.2">
                <text:p>6986.2</text:p>
              </table:table-cell>
              <table:table-cell office:value-type="float" office:value="8976.6">
                <text:p>8976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4684.5">
                <text:p>4684.5</text:p>
              </table:table-cell>
              <table:table-cell office:value-type="float" office:value="7558.5">
                <text:p>7558.5</text:p>
              </table:table-cell>
              <table:table-cell office:value-type="float" office:value="8853.3">
                <text:p>8853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1698.3">
                <text:p>1698.3</text:p>
              </table:table-cell>
              <table:table-cell office:value-type="float" office:value="7993">
                <text:p>7993</text:p>
              </table:table-cell>
              <table:table-cell office:value-type="float" office:value="8864.8">
                <text:p>8864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220.9">
                <text:p>220.9</text:p>
              </table:table-cell>
              <table:table-cell office:value-type="float" office:value="7419">
                <text:p>7419</text:p>
              </table:table-cell>
              <table:table-cell office:value-type="float" office:value="8806.7">
                <text:p>8806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237.8">
                <text:p>237.8</text:p>
              </table:table-cell>
              <table:table-cell office:value-type="float" office:value="7478">
                <text:p>7478</text:p>
              </table:table-cell>
              <table:table-cell office:value-type="float" office:value="8443.6">
                <text:p>8443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235.5">
                <text:p>235.5</text:p>
              </table:table-cell>
              <table:table-cell office:value-type="float" office:value="6712.7">
                <text:p>6712.7</text:p>
              </table:table-cell>
              <table:table-cell office:value-type="float" office:value="8921.6">
                <text:p>8921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231.1">
                <text:p>231.1</text:p>
              </table:table-cell>
              <table:table-cell office:value-type="float" office:value="7654.8">
                <text:p>7654.8</text:p>
              </table:table-cell>
              <table:table-cell office:value-type="float" office:value="8787.5">
                <text:p>8787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200.8">
                <text:p>200.8</text:p>
              </table:table-cell>
              <table:table-cell office:value-type="float" office:value="7512.7">
                <text:p>7512.7</text:p>
              </table:table-cell>
              <table:table-cell office:value-type="float" office:value="8600.3">
                <text:p>8600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229.5">
                <text:p>229.5</text:p>
              </table:table-cell>
              <table:table-cell office:value-type="float" office:value="7701.2">
                <text:p>7701.2</text:p>
              </table:table-cell>
              <table:table-cell office:value-type="float" office:value="8469.6">
                <text:p>8469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198.4">
                <text:p>198.4</text:p>
              </table:table-cell>
              <table:table-cell office:value-type="float" office:value="7594.1">
                <text:p>7594.1</text:p>
              </table:table-cell>
              <table:table-cell office:value-type="float" office:value="8608.1">
                <text:p>8608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236.3">
                <text:p>236.3</text:p>
              </table:table-cell>
              <table:table-cell office:value-type="float" office:value="7606.2">
                <text:p>7606.2</text:p>
              </table:table-cell>
              <table:table-cell office:value-type="float" office:value="8347.1">
                <text:p>8347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268.5">
                <text:p>268.5</text:p>
              </table:table-cell>
              <table:table-cell office:value-type="float" office:value="8314">
                <text:p>8314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280.1">
                <text:p>280.1</text:p>
              </table:table-cell>
              <table:table-cell office:value-type="float" office:value="7159.1">
                <text:p>7159.1</text:p>
              </table:table-cell>
              <table:table-cell office:value-type="float" office:value="9052.6">
                <text:p>9052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288.6">
                <text:p>288.6</text:p>
              </table:table-cell>
              <table:table-cell office:value-type="float" office:value="7394.7">
                <text:p>7394.7</text:p>
              </table:table-cell>
              <table:table-cell office:value-type="float" office:value="8726.1">
                <text:p>8726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274.4">
                <text:p>274.4</text:p>
              </table:table-cell>
              <table:table-cell office:value-type="float" office:value="7682.1">
                <text:p>7682.1</text:p>
              </table:table-cell>
              <table:table-cell office:value-type="float" office:value="8737.9">
                <text:p>8737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278.3">
                <text:p>278.3</text:p>
              </table:table-cell>
              <table:table-cell office:value-type="float" office:value="7949.6">
                <text:p>7949.6</text:p>
              </table:table-cell>
              <table:table-cell office:value-type="float" office:value="8736.1">
                <text:p>8736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277.7">
                <text:p>277.7</text:p>
              </table:table-cell>
              <table:table-cell office:value-type="float" office:value="NaN">
                <text:p>NaN</text:p>
              </table:table-cell>
              <table:table-cell office:value-type="float" office:value="8759.1">
                <text:p>8759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265.6">
                <text:p>265.6</text:p>
              </table:table-cell>
              <table:table-cell office:value-type="float" office:value="NaN">
                <text:p>NaN</text:p>
              </table:table-cell>
              <table:table-cell office:value-type="float" office:value="8893.6">
                <text:p>8893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279.8">
                <text:p>279.8</text:p>
              </table:table-cell>
              <table:table-cell office:value-type="float" office:value="NaN">
                <text:p>NaN</text:p>
              </table:table-cell>
              <table:table-cell office:value-type="float" office:value="8900.7">
                <text:p>8900.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261.4">
                <text:p>261.4</text:p>
              </table:table-cell>
              <table:table-cell office:value-type="float" office:value="NaN">
                <text:p>NaN</text:p>
              </table:table-cell>
              <table:table-cell office:value-type="float" office:value="8746.8">
                <text:p>8746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254.3">
                <text:p>254.3</text:p>
              </table:table-cell>
              <table:table-cell office:value-type="float" office:value="NaN">
                <text:p>NaN</text:p>
              </table:table-cell>
              <table:table-cell office:value-type="float" office:value="9066.9">
                <text:p>9066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268.4">
                <text:p>268.4</text:p>
              </table:table-cell>
              <table:table-cell office:value-type="float" office:value="NaN">
                <text:p>NaN</text:p>
              </table:table-cell>
              <table:table-cell office:value-type="float" office:value="8659.4">
                <text:p>8659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270.7">
                <text:p>270.7</text:p>
              </table:table-cell>
              <table:table-cell office:value-type="float" office:value="NaN">
                <text:p>NaN</text:p>
              </table:table-cell>
              <table:table-cell office:value-type="float" office:value="8420.7">
                <text:p>8420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277.2">
                <text:p>277.2</text:p>
              </table:table-cell>
              <table:table-cell office:value-type="float" office:value="NaN">
                <text:p>NaN</text:p>
              </table:table-cell>
              <table:table-cell office:value-type="float" office:value="8506.5">
                <text:p>8506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8753.2">
                <text:p>8753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264.5">
                <text:p>264.5</text:p>
              </table:table-cell>
              <table:table-cell office:value-type="float" office:value="NaN">
                <text:p>NaN</text:p>
              </table:table-cell>
              <table:table-cell office:value-type="float" office:value="8459.4">
                <text:p>8459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287.7">
                <text:p>287.7</text:p>
              </table:table-cell>
              <table:table-cell office:value-type="float" office:value="NaN">
                <text:p>NaN</text:p>
              </table:table-cell>
              <table:table-cell office:value-type="float" office:value="8666.1">
                <text:p>8666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272.2">
                <text:p>272.2</text:p>
              </table:table-cell>
              <table:table-cell office:value-type="float" office:value="NaN">
                <text:p>NaN</text:p>
              </table:table-cell>
              <table:table-cell office:value-type="float" office:value="8804">
                <text:p>88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257.5">
                <text:p>257.5</text:p>
              </table:table-cell>
              <table:table-cell office:value-type="float" office:value="NaN">
                <text:p>NaN</text:p>
              </table:table-cell>
              <table:table-cell office:value-type="float" office:value="8524.6">
                <text:p>8524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247.2">
                <text:p>247.2</text:p>
              </table:table-cell>
              <table:table-cell office:value-type="float" office:value="NaN">
                <text:p>NaN</text:p>
              </table:table-cell>
              <table:table-cell office:value-type="float" office:value="8827.1">
                <text:p>8827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255.7">
                <text:p>255.7</text:p>
              </table:table-cell>
              <table:table-cell office:value-type="float" office:value="NaN">
                <text:p>NaN</text:p>
              </table:table-cell>
              <table:table-cell office:value-type="float" office:value="8935.6">
                <text:p>8935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272.8">
                <text:p>272.8</text:p>
              </table:table-cell>
              <table:table-cell office:value-type="float" office:value="NaN">
                <text:p>NaN</text:p>
              </table:table-cell>
              <table:table-cell office:value-type="float" office:value="8817.7">
                <text:p>8817.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268.4">
                <text:p>268.4</text:p>
              </table:table-cell>
              <table:table-cell office:value-type="float" office:value="NaN">
                <text:p>NaN</text:p>
              </table:table-cell>
              <table:table-cell office:value-type="float" office:value="9209.9">
                <text:p>9209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8722.1">
                <text:p>8722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282.2">
                <text:p>282.2</text:p>
              </table:table-cell>
              <table:table-cell office:value-type="float" office:value="NaN">
                <text:p>NaN</text:p>
              </table:table-cell>
              <table:table-cell office:value-type="float" office:value="8356.1">
                <text:p>8356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261.7">
                <text:p>261.7</text:p>
              </table:table-cell>
              <table:table-cell office:value-type="float" office:value="NaN">
                <text:p>NaN</text:p>
              </table:table-cell>
              <table:table-cell office:value-type="float" office:value="8591.5">
                <text:p>8591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265.7">
                <text:p>265.7</text:p>
              </table:table-cell>
              <table:table-cell office:value-type="float" office:value="NaN">
                <text:p>NaN</text:p>
              </table:table-cell>
              <table:table-cell office:value-type="float" office:value="9125.8">
                <text:p>9125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8942">
                <text:p>89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244.7">
                <text:p>244.7</text:p>
              </table:table-cell>
              <table:table-cell office:value-type="float" office:value="NaN">
                <text:p>NaN</text:p>
              </table:table-cell>
              <table:table-cell office:value-type="float" office:value="8892.2">
                <text:p>8892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184.2">
                <text:p>184.2</text:p>
              </table:table-cell>
              <table:table-cell office:value-type="float" office:value="NaN">
                <text:p>NaN</text:p>
              </table:table-cell>
              <table:table-cell office:value-type="float" office:value="8743.9">
                <text:p>8743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236.2">
                <text:p>236.2</text:p>
              </table:table-cell>
              <table:table-cell office:value-type="float" office:value="NaN">
                <text:p>NaN</text:p>
              </table:table-cell>
              <table:table-cell office:value-type="float" office:value="8744.1">
                <text:p>8744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230.4">
                <text:p>230.4</text:p>
              </table:table-cell>
              <table:table-cell office:value-type="float" office:value="NaN">
                <text:p>NaN</text:p>
              </table:table-cell>
              <table:table-cell office:value-type="float" office:value="8949.2">
                <text:p>8949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8884.3">
                <text:p>8884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213.3">
                <text:p>213.3</text:p>
              </table:table-cell>
              <table:table-cell office:value-type="float" office:value="NaN">
                <text:p>NaN</text:p>
              </table:table-cell>
              <table:table-cell office:value-type="float" office:value="8778">
                <text:p>87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210.7">
                <text:p>210.7</text:p>
              </table:table-cell>
              <table:table-cell office:value-type="float" office:value="NaN">
                <text:p>NaN</text:p>
              </table:table-cell>
              <table:table-cell office:value-type="float" office:value="8886.1">
                <text:p>8886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238.4">
                <text:p>238.4</text:p>
              </table:table-cell>
              <table:table-cell office:value-type="float" office:value="NaN">
                <text:p>NaN</text:p>
              </table:table-cell>
              <table:table-cell office:value-type="float" office:value="8612.8">
                <text:p>8612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267.1">
                <text:p>267.1</text:p>
              </table:table-cell>
              <table:table-cell office:value-type="float" office:value="NaN">
                <text:p>NaN</text:p>
              </table:table-cell>
              <table:table-cell office:value-type="float" office:value="8463.7">
                <text:p>8463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277.2">
                <text:p>277.2</text:p>
              </table:table-cell>
              <table:table-cell office:value-type="float" office:value="NaN">
                <text:p>NaN</text:p>
              </table:table-cell>
              <table:table-cell office:value-type="float" office:value="8876.6">
                <text:p>8876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282.7">
                <text:p>282.7</text:p>
              </table:table-cell>
              <table:table-cell office:value-type="float" office:value="NaN">
                <text:p>NaN</text:p>
              </table:table-cell>
              <table:table-cell office:value-type="float" office:value="8891.3">
                <text:p>8891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8763.7">
                <text:p>8763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273.6">
                <text:p>27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256.9">
                <text:p>25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287.5">
                <text:p>28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229.9">
                <text:p>22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153.5">
                <text:p>15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205.3">
                <text:p>20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202.7">
                <text:p>20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209.3">
                <text:p>20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227.4">
                <text:p>22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200.8">
                <text:p>20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193.3">
                <text:p>19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181.1">
                <text:p>18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183.3">
                <text:p>18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181.6">
                <text:p>18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179.8">
                <text:p>17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161.8">
                <text:p>16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161.5">
                <text:p>1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162.2">
                <text:p>16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166.1">
                <text:p>16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174.6">
                <text:p>17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175.5">
                <text:p>17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149.3">
                <text:p>14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146.7">
                <text:p>14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188.1">
                <text:p>18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163.6">
                <text:p>16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157.5">
                <text:p>15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166.7">
                <text:p>16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200.3">
                <text:p>20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136.6">
                <text:p>13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162.8">
                <text:p>16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182.3">
                <text:p>18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193.6">
                <text:p>19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177.7">
                <text:p>17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174.6">
                <text:p>17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201.2">
                <text:p>20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162.9">
                <text:p>16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180.3">
                <text:p>18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172.9">
                <text:p>17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169.3">
                <text:p>16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192.3">
                <text:p>19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225.4">
                <text:p>22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279.2">
                <text:p>27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287.7">
                <text:p>28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253.5">
                <text:p>25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303.4">
                <text:p>30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243.4">
                <text:p>2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266.6">
                <text:p>26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276.2">
                <text:p>27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260.5">
                <text:p>2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248.6">
                <text:p>24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